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52:Sheet1.A71 Sheet1.E51:Sheet1.E51 Sheet1.E52:Sheet1.E71 Sheet1.A52:Sheet1.A71 Sheet1.F51:Sheet1.F51 Sheet1.F52:Sheet1.F71 Sheet1.A52:Sheet1.A71 Sheet1.G51:Sheet1.G51 Sheet1.G52:Sheet1.G71 Sheet1.A52:Sheet1.A71 Sheet1.C51:Sheet1.C51 Sheet1.C52:Sheet1.C71 Sheet1.A52:Sheet1.A71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52:Sheet1.A71 Sheet1.M51:Sheet1.M51 Sheet1.M52:Sheet1.M71 Sheet1.A52:Sheet1.A71 Sheet1.N51:Sheet1.N51 Sheet1.N52:Sheet1.N71 Sheet1.A52:Sheet1.A71 Sheet1.O51:Sheet1.O51 Sheet1.O52:Sheet1.O71 Sheet1.A52:Sheet1.A71 Sheet1.P51:Sheet1.P51 Sheet1.P52:Sheet1.P71 Sheet1.A52:Sheet1.A71 Sheet1.Q51:Sheet1.Q51 Sheet1.Q52:Sheet1.Q71 Sheet1.A52:Sheet1.A71 Sheet1.R51:Sheet1.R51 Sheet1.R52:Sheet1.R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557cm" svg:y="19.995cm">
            <draw:object draw:notify-on-update-of-ranges="Sheet1.G52:Sheet1.G71 Sheet1.G6:Sheet1.G25 Sheet1.I52:Sheet1.I71 Sheet1.G29:Sheet1.G48 Sheet1.G52:Sheet1.G71 Sheet1.F51:Sheet1.F51 Sheet1.F52:Sheet1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 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43455321" calcext:value-type="float">
            <text:p>11243455321</text:p>
          </table:table-cell>
          <table:table-cell office:value-type="float" office:value="54522846576" calcext:value-type="float">
            <text:p>54522846576</text:p>
          </table:table-cell>
          <table:table-cell office:value-type="float" office:value="0.38809" calcext:value-type="float">
            <text:p>3.88E-01</text:p>
          </table:table-cell>
          <table:table-cell/>
          <table:table-cell office:value-type="float" office:value="64.412762" calcext:value-type="float">
            <text:p>64.412762</text:p>
          </table:table-cell>
          <table:table-cell office:value-type="float" office:value="3.456297" calcext:value-type="float">
            <text:p>3.456297</text:p>
          </table:table-cell>
          <table:table-cell office:value-type="float" office:value="20.743934" calcext:value-type="float">
            <text:p>20.743934</text:p>
          </table:table-cell>
          <table:table-cell office:value-type="float" office:value="11.83136" calcext:value-type="float">
            <text:p>11.83136</text:p>
          </table:table-cell>
          <table:table-cell office:value-type="float" office:value="9.226136" calcext:value-type="float">
            <text:p>9.226136</text:p>
          </table:table-cell>
          <table:table-cell office:value-type="float" office:value="7.506401" calcext:value-type="float">
            <text:p>7.506401</text:p>
          </table:table-cell>
          <table:table-cell office:value-type="float" office:value="9.977698" calcext:value-type="float">
            <text:p>9.977698</text:p>
          </table:table-cell>
          <table:table-cell/>
          <table:table-cell office:value-type="float" office:value="0.26256" calcext:value-type="float">
            <text:p>0.26256</text:p>
          </table:table-cell>
          <table:table-cell office:value-type="float" office:value="0.141122638552166" calcext:value-type="float">
            <text:p>0.141122638552166</text:p>
          </table:table-cell>
          <table:table-cell office:value-type="float" office:value="0.167567186193496" calcext:value-type="float">
            <text:p>0.1675671861934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15681074" calcext:value-type="float">
            <text:p>10615681074</text:p>
          </table:table-cell>
          <table:table-cell office:value-type="float" office:value="49708325520" calcext:value-type="float">
            <text:p>49708325520</text:p>
          </table:table-cell>
          <table:table-cell office:value-type="float" office:value="0.384053" calcext:value-type="float">
            <text:p>3.84E-01</text:p>
          </table:table-cell>
          <table:table-cell/>
          <table:table-cell office:value-type="float" office:value="65.00555" calcext:value-type="float">
            <text:p>65.00555</text:p>
          </table:table-cell>
          <table:table-cell office:value-type="float" office:value="3.414246" calcext:value-type="float">
            <text:p>3.414246</text:p>
          </table:table-cell>
          <table:table-cell office:value-type="float" office:value="20.667558" calcext:value-type="float">
            <text:p>20.667558</text:p>
          </table:table-cell>
          <table:table-cell office:value-type="float" office:value="11.840474" calcext:value-type="float">
            <text:p>11.840474</text:p>
          </table:table-cell>
          <table:table-cell office:value-type="float" office:value="9.59563" calcext:value-type="float">
            <text:p>9.59563</text:p>
          </table:table-cell>
          <table:table-cell office:value-type="float" office:value="7.731638" calcext:value-type="float">
            <text:p>7.731638</text:p>
          </table:table-cell>
          <table:table-cell office:value-type="float" office:value="9.774979" calcext:value-type="float">
            <text:p>9.774979</text:p>
          </table:table-cell>
          <table:table-cell/>
          <table:table-cell office:value-type="float" office:value="0.279836" calcext:value-type="float">
            <text:p>0.279836</text:p>
          </table:table-cell>
          <table:table-cell office:value-type="float" office:value="0.140898620786873" calcext:value-type="float">
            <text:p>0.140898620786873</text:p>
          </table:table-cell>
          <table:table-cell office:value-type="float" office:value="0.169504225134478" calcext:value-type="float">
            <text:p>0.169504225134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91852600" calcext:value-type="float">
            <text:p>9991852600</text:p>
          </table:table-cell>
          <table:table-cell office:value-type="float" office:value="44598529152" calcext:value-type="float">
            <text:p>44598529152</text:p>
          </table:table-cell>
          <table:table-cell office:value-type="float" office:value="0.381367" calcext:value-type="float">
            <text:p>3.81E-01</text:p>
          </table:table-cell>
          <table:table-cell/>
          <table:table-cell office:value-type="float" office:value="64.360503" calcext:value-type="float">
            <text:p>64.360503</text:p>
          </table:table-cell>
          <table:table-cell office:value-type="float" office:value="3.549129" calcext:value-type="float">
            <text:p>3.549129</text:p>
          </table:table-cell>
          <table:table-cell office:value-type="float" office:value="21.091949" calcext:value-type="float">
            <text:p>21.091949</text:p>
          </table:table-cell>
          <table:table-cell office:value-type="float" office:value="11.288172" calcext:value-type="float">
            <text:p>11.288172</text:p>
          </table:table-cell>
          <table:table-cell office:value-type="float" office:value="9.223884" calcext:value-type="float">
            <text:p>9.223884</text:p>
          </table:table-cell>
          <table:table-cell office:value-type="float" office:value="7.795312" calcext:value-type="float">
            <text:p>7.795312</text:p>
          </table:table-cell>
          <table:table-cell office:value-type="float" office:value="9.727813" calcext:value-type="float">
            <text:p>9.727813</text:p>
          </table:table-cell>
          <table:table-cell/>
          <table:table-cell office:value-type="float" office:value="0.289451" calcext:value-type="float">
            <text:p>0.289451</text:p>
          </table:table-cell>
          <table:table-cell office:value-type="float" office:value="0.146750593588742" calcext:value-type="float">
            <text:p>0.146750593588742</text:p>
          </table:table-cell>
          <table:table-cell office:value-type="float" office:value="0.187317580531137" calcext:value-type="float">
            <text:p>0.1873175805311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62650822" calcext:value-type="float">
            <text:p>9362650822</text:p>
          </table:table-cell>
          <table:table-cell office:value-type="float" office:value="39319226136" calcext:value-type="float">
            <text:p>39319226136</text:p>
          </table:table-cell>
          <table:table-cell office:value-type="float" office:value="0.373564" calcext:value-type="float">
            <text:p>3.74E-01</text:p>
          </table:table-cell>
          <table:table-cell/>
          <table:table-cell office:value-type="float" office:value="62.272729" calcext:value-type="float">
            <text:p>62.272729</text:p>
          </table:table-cell>
          <table:table-cell office:value-type="float" office:value="3.659982" calcext:value-type="float">
            <text:p>3.659982</text:p>
          </table:table-cell>
          <table:table-cell office:value-type="float" office:value="20.362127" calcext:value-type="float">
            <text:p>20.362127</text:p>
          </table:table-cell>
          <table:table-cell office:value-type="float" office:value="10.687056" calcext:value-type="float">
            <text:p>10.687056</text:p>
          </table:table-cell>
          <table:table-cell office:value-type="float" office:value="8.825444" calcext:value-type="float">
            <text:p>8.825444</text:p>
          </table:table-cell>
          <table:table-cell office:value-type="float" office:value="8.001385" calcext:value-type="float">
            <text:p>8.001385</text:p>
          </table:table-cell>
          <table:table-cell office:value-type="float" office:value="9.057586" calcext:value-type="float">
            <text:p>9.057586</text:p>
          </table:table-cell>
          <table:table-cell/>
          <table:table-cell office:value-type="float" office:value="0.286676" calcext:value-type="float">
            <text:p>0.286676</text:p>
          </table:table-cell>
          <table:table-cell office:value-type="float" office:value="0.125706958513915" calcext:value-type="float">
            <text:p>0.125706958513915</text:p>
          </table:table-cell>
          <table:table-cell office:value-type="float" office:value="0.179667492731551" calcext:value-type="float">
            <text:p>0.1796674927315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49181958" calcext:value-type="float">
            <text:p>8549181958</text:p>
          </table:table-cell>
          <table:table-cell office:value-type="float" office:value="34370293464" calcext:value-type="float">
            <text:p>34370293464</text:p>
          </table:table-cell>
          <table:table-cell office:value-type="float" office:value="0.369397" calcext:value-type="float">
            <text:p>3.69E-01</text:p>
          </table:table-cell>
          <table:table-cell/>
          <table:table-cell office:value-type="float" office:value="61.047408" calcext:value-type="float">
            <text:p>61.047408</text:p>
          </table:table-cell>
          <table:table-cell office:value-type="float" office:value="3.665614" calcext:value-type="float">
            <text:p>3.665614</text:p>
          </table:table-cell>
          <table:table-cell office:value-type="float" office:value="20.312979" calcext:value-type="float">
            <text:p>20.312979</text:p>
          </table:table-cell>
          <table:table-cell office:value-type="float" office:value="9.827298" calcext:value-type="float">
            <text:p>9.827298</text:p>
          </table:table-cell>
          <table:table-cell office:value-type="float" office:value="8.558284" calcext:value-type="float">
            <text:p>8.558284</text:p>
          </table:table-cell>
          <table:table-cell office:value-type="float" office:value="8.201056" calcext:value-type="float">
            <text:p>8.201056</text:p>
          </table:table-cell>
          <table:table-cell office:value-type="float" office:value="8.695686" calcext:value-type="float">
            <text:p>8.695686</text:p>
          </table:table-cell>
          <table:table-cell/>
          <table:table-cell office:value-type="float" office:value="0.298479" calcext:value-type="float">
            <text:p>0.298479</text:p>
          </table:table-cell>
          <table:table-cell office:value-type="float" office:value="0.179172165477396" calcext:value-type="float">
            <text:p>0.179172165477396</text:p>
          </table:table-cell>
          <table:table-cell office:value-type="float" office:value="0.205966852375433" calcext:value-type="float">
            <text:p>0.2059668523754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39243237" calcext:value-type="float">
            <text:p>7539243237</text:p>
          </table:table-cell>
          <table:table-cell office:value-type="float" office:value="31412192868" calcext:value-type="float">
            <text:p>31412192868</text:p>
          </table:table-cell>
          <table:table-cell office:value-type="float" office:value="0.37017" calcext:value-type="float">
            <text:p>3.70E-01</text:p>
          </table:table-cell>
          <table:table-cell/>
          <table:table-cell office:value-type="float" office:value="62.468986" calcext:value-type="float">
            <text:p>62.468986</text:p>
          </table:table-cell>
          <table:table-cell office:value-type="float" office:value="3.790274" calcext:value-type="float">
            <text:p>3.790274</text:p>
          </table:table-cell>
          <table:table-cell office:value-type="float" office:value="20.178018" calcext:value-type="float">
            <text:p>20.178018</text:p>
          </table:table-cell>
          <table:table-cell office:value-type="float" office:value="10.838355" calcext:value-type="float">
            <text:p>10.838355</text:p>
          </table:table-cell>
          <table:table-cell office:value-type="float" office:value="9.532443" calcext:value-type="float">
            <text:p>9.532443</text:p>
          </table:table-cell>
          <table:table-cell office:value-type="float" office:value="8.136705" calcext:value-type="float">
            <text:p>8.136705</text:p>
          </table:table-cell>
          <table:table-cell office:value-type="float" office:value="8.276693" calcext:value-type="float">
            <text:p>8.276693</text:p>
          </table:table-cell>
          <table:table-cell/>
          <table:table-cell office:value-type="float" office:value="0.311541" calcext:value-type="float">
            <text:p>0.311541</text:p>
          </table:table-cell>
          <table:table-cell office:value-type="float" office:value="0.226098767366222" calcext:value-type="float">
            <text:p>0.226098767366222</text:p>
          </table:table-cell>
          <table:table-cell office:value-type="float" office:value="0.187699978946914" calcext:value-type="float">
            <text:p>0.1876999789469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95609055" calcext:value-type="float">
            <text:p>6495609055</text:p>
          </table:table-cell>
          <table:table-cell office:value-type="float" office:value="28274623200" calcext:value-type="float">
            <text:p>28274623200</text:p>
          </table:table-cell>
          <table:table-cell office:value-type="float" office:value="0.362729" calcext:value-type="float">
            <text:p>3.63E-01</text:p>
          </table:table-cell>
          <table:table-cell/>
          <table:table-cell office:value-type="float" office:value="62.789593" calcext:value-type="float">
            <text:p>62.789593</text:p>
          </table:table-cell>
          <table:table-cell office:value-type="float" office:value="3.750397" calcext:value-type="float">
            <text:p>3.750397</text:p>
          </table:table-cell>
          <table:table-cell office:value-type="float" office:value="20.487611" calcext:value-type="float">
            <text:p>20.487611</text:p>
          </table:table-cell>
          <table:table-cell office:value-type="float" office:value="11.120987" calcext:value-type="float">
            <text:p>11.120987</text:p>
          </table:table-cell>
          <table:table-cell office:value-type="float" office:value="9.687954" calcext:value-type="float">
            <text:p>9.687954</text:p>
          </table:table-cell>
          <table:table-cell office:value-type="float" office:value="8.144681" calcext:value-type="float">
            <text:p>8.144681</text:p>
          </table:table-cell>
          <table:table-cell office:value-type="float" office:value="7.912664" calcext:value-type="float">
            <text:p>7.912664</text:p>
          </table:table-cell>
          <table:table-cell/>
          <table:table-cell office:value-type="float" office:value="0.292669" calcext:value-type="float">
            <text:p>0.292669</text:p>
          </table:table-cell>
          <table:table-cell office:value-type="float" office:value="0.223047841210285" calcext:value-type="float">
            <text:p>0.223047841210285</text:p>
          </table:table-cell>
          <table:table-cell office:value-type="float" office:value="0.159080027634108" calcext:value-type="float">
            <text:p>0.1590800276341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20954521" calcext:value-type="float">
            <text:p>5820954521</text:p>
          </table:table-cell>
          <table:table-cell office:value-type="float" office:value="26113972968" calcext:value-type="float">
            <text:p>26113972968</text:p>
          </table:table-cell>
          <table:table-cell office:value-type="float" office:value="0.358779" calcext:value-type="float">
            <text:p>3.59E-01</text:p>
          </table:table-cell>
          <table:table-cell/>
          <table:table-cell office:value-type="float" office:value="55.684991" calcext:value-type="float">
            <text:p>55.684991</text:p>
          </table:table-cell>
          <table:table-cell office:value-type="float" office:value="3.002733" calcext:value-type="float">
            <text:p>3.002733</text:p>
          </table:table-cell>
          <table:table-cell office:value-type="float" office:value="20.560972" calcext:value-type="float">
            <text:p>20.560972</text:p>
          </table:table-cell>
          <table:table-cell office:value-type="float" office:value="8.455568" calcext:value-type="float">
            <text:p>8.455568</text:p>
          </table:table-cell>
          <table:table-cell office:value-type="float" office:value="8.869216" calcext:value-type="float">
            <text:p>8.869216</text:p>
          </table:table-cell>
          <table:table-cell office:value-type="float" office:value="5.284333" calcext:value-type="float">
            <text:p>5.284333</text:p>
          </table:table-cell>
          <table:table-cell office:value-type="float" office:value="7.811189" calcext:value-type="float">
            <text:p>7.811189</text:p>
          </table:table-cell>
          <table:table-cell/>
          <table:table-cell office:value-type="float" office:value="0.146722" calcext:value-type="float">
            <text:p>0.146722</text:p>
          </table:table-cell>
          <table:table-cell office:value-type="float" office:value="0.211046747314505" calcext:value-type="float">
            <text:p>0.211046747314505</text:p>
          </table:table-cell>
          <table:table-cell office:value-type="float" office:value="0.135564574120455" calcext:value-type="float">
            <text:p>0.1355645741204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53398455" calcext:value-type="float">
            <text:p>5153398455</text:p>
          </table:table-cell>
          <table:table-cell office:value-type="float" office:value="23817902976" calcext:value-type="float">
            <text:p>23817902976</text:p>
          </table:table-cell>
          <table:table-cell office:value-type="float" office:value="0.350231" calcext:value-type="float">
            <text:p>3.50E-01</text:p>
          </table:table-cell>
          <table:table-cell/>
          <table:table-cell office:value-type="float" office:value="55.980039" calcext:value-type="float">
            <text:p>55.980039</text:p>
          </table:table-cell>
          <table:table-cell office:value-type="float" office:value="2.915837" calcext:value-type="float">
            <text:p>2.915837</text:p>
          </table:table-cell>
          <table:table-cell office:value-type="float" office:value="20.955513" calcext:value-type="float">
            <text:p>20.955513</text:p>
          </table:table-cell>
          <table:table-cell office:value-type="float" office:value="8.59931" calcext:value-type="float">
            <text:p>8.59931</text:p>
          </table:table-cell>
          <table:table-cell office:value-type="float" office:value="8.904817" calcext:value-type="float">
            <text:p>8.904817</text:p>
          </table:table-cell>
          <table:table-cell office:value-type="float" office:value="5.261851" calcext:value-type="float">
            <text:p>5.261851</text:p>
          </table:table-cell>
          <table:table-cell office:value-type="float" office:value="7.722471" calcext:value-type="float">
            <text:p>7.722471</text:p>
          </table:table-cell>
          <table:table-cell/>
          <table:table-cell office:value-type="float" office:value="0.138071" calcext:value-type="float">
            <text:p>0.138071</text:p>
          </table:table-cell>
          <table:table-cell office:value-type="float" office:value="0.195815223773783" calcext:value-type="float">
            <text:p>0.195815223773783</text:p>
          </table:table-cell>
          <table:table-cell office:value-type="float" office:value="0.127992325901731" calcext:value-type="float">
            <text:p>0.1279923259017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91056078" calcext:value-type="float">
            <text:p>4491056078</text:p>
          </table:table-cell>
          <table:table-cell office:value-type="float" office:value="21529642176" calcext:value-type="float">
            <text:p>21529642176</text:p>
          </table:table-cell>
          <table:table-cell office:value-type="float" office:value="0.344657" calcext:value-type="float">
            <text:p>3.45E-01</text:p>
          </table:table-cell>
          <table:table-cell/>
          <table:table-cell office:value-type="float" office:value="59.040294" calcext:value-type="float">
            <text:p>59.040294</text:p>
          </table:table-cell>
          <table:table-cell office:value-type="float" office:value="3.487503" calcext:value-type="float">
            <text:p>3.487503</text:p>
          </table:table-cell>
          <table:table-cell office:value-type="float" office:value="21.722013" calcext:value-type="float">
            <text:p>21.722013</text:p>
          </table:table-cell>
          <table:table-cell office:value-type="float" office:value="9.505835" calcext:value-type="float">
            <text:p>9.505835</text:p>
          </table:table-cell>
          <table:table-cell office:value-type="float" office:value="9.092316" calcext:value-type="float">
            <text:p>9.092316</text:p>
          </table:table-cell>
          <table:table-cell office:value-type="float" office:value="6.173765" calcext:value-type="float">
            <text:p>6.173765</text:p>
          </table:table-cell>
          <table:table-cell office:value-type="float" office:value="7.57747" calcext:value-type="float">
            <text:p>7.57747</text:p>
          </table:table-cell>
          <table:table-cell/>
          <table:table-cell office:value-type="float" office:value="0.167836" calcext:value-type="float">
            <text:p>0.167836</text:p>
          </table:table-cell>
          <table:table-cell office:value-type="float" office:value="0.20113599751136" calcext:value-type="float">
            <text:p>0.20113599751136</text:p>
          </table:table-cell>
          <table:table-cell office:value-type="float" office:value="0.13448713249994" calcext:value-type="float">
            <text:p>0.134487132499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27548136" calcext:value-type="float">
            <text:p>3827548136</text:p>
          </table:table-cell>
          <table:table-cell office:value-type="float" office:value="19126150272" calcext:value-type="float">
            <text:p>19126150272</text:p>
          </table:table-cell>
          <table:table-cell office:value-type="float" office:value="0.342131" calcext:value-type="float">
            <text:p>3.42E-01</text:p>
          </table:table-cell>
          <table:table-cell/>
          <table:table-cell office:value-type="float" office:value="65.208139" calcext:value-type="float">
            <text:p>65.208139</text:p>
          </table:table-cell>
          <table:table-cell office:value-type="float" office:value="3.81102" calcext:value-type="float">
            <text:p>3.81102</text:p>
          </table:table-cell>
          <table:table-cell office:value-type="float" office:value="21.952697" calcext:value-type="float">
            <text:p>21.952697</text:p>
          </table:table-cell>
          <table:table-cell office:value-type="float" office:value="11.929243" calcext:value-type="float">
            <text:p>11.929243</text:p>
          </table:table-cell>
          <table:table-cell office:value-type="float" office:value="10.333241" calcext:value-type="float">
            <text:p>10.333241</text:p>
          </table:table-cell>
          <table:table-cell office:value-type="float" office:value="7.942261" calcext:value-type="float">
            <text:p>7.942261</text:p>
          </table:table-cell>
          <table:table-cell office:value-type="float" office:value="7.644338" calcext:value-type="float">
            <text:p>7.644338</text:p>
          </table:table-cell>
          <table:table-cell/>
          <table:table-cell office:value-type="float" office:value="0.264291" calcext:value-type="float">
            <text:p>0.264291</text:p>
          </table:table-cell>
          <table:table-cell office:value-type="float" office:value="0.1870784655127" calcext:value-type="float">
            <text:p>0.1870784655127</text:p>
          </table:table-cell>
          <table:table-cell office:value-type="float" office:value="0.127710718846327" calcext:value-type="float">
            <text:p>0.1277107188463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7215742" calcext:value-type="float">
            <text:p>3167215742</text:p>
          </table:table-cell>
          <table:table-cell office:value-type="float" office:value="16713057960" calcext:value-type="float">
            <text:p>16713057960</text:p>
          </table:table-cell>
          <table:table-cell office:value-type="float" office:value="0.337382" calcext:value-type="float">
            <text:p>3.37E-01</text:p>
          </table:table-cell>
          <table:table-cell/>
          <table:table-cell office:value-type="float" office:value="59.290873" calcext:value-type="float">
            <text:p>59.290873</text:p>
          </table:table-cell>
          <table:table-cell office:value-type="float" office:value="2.711176" calcext:value-type="float">
            <text:p>2.711176</text:p>
          </table:table-cell>
          <table:table-cell office:value-type="float" office:value="23.09416" calcext:value-type="float">
            <text:p>23.09416</text:p>
          </table:table-cell>
          <table:table-cell office:value-type="float" office:value="9.400575" calcext:value-type="float">
            <text:p>9.400575</text:p>
          </table:table-cell>
          <table:table-cell office:value-type="float" office:value="9.61908" calcext:value-type="float">
            <text:p>9.61908</text:p>
          </table:table-cell>
          <table:table-cell office:value-type="float" office:value="5.101927" calcext:value-type="float">
            <text:p>5.101927</text:p>
          </table:table-cell>
          <table:table-cell office:value-type="float" office:value="7.773283" calcext:value-type="float">
            <text:p>7.773283</text:p>
          </table:table-cell>
          <table:table-cell/>
          <table:table-cell office:value-type="float" office:value="0.121167" calcext:value-type="float">
            <text:p>0.121167</text:p>
          </table:table-cell>
          <table:table-cell office:value-type="float" office:value="0.166838052075955" calcext:value-type="float">
            <text:p>0.166838052075955</text:p>
          </table:table-cell>
          <table:table-cell office:value-type="float" office:value="0.104248276058752" calcext:value-type="float">
            <text:p>0.1042482760587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0354723" calcext:value-type="float">
            <text:p>680354723</text:p>
          </table:table-cell>
          <table:table-cell office:value-type="float" office:value="3961223424" calcext:value-type="float">
            <text:p>3961223424</text:p>
          </table:table-cell>
          <table:table-cell office:value-type="float" office:value="0.280239" calcext:value-type="float">
            <text:p>2.80E-01</text:p>
          </table:table-cell>
          <table:table-cell/>
          <table:table-cell office:value-type="float" office:value="61.202328" calcext:value-type="float">
            <text:p>61.202328</text:p>
          </table:table-cell>
          <table:table-cell office:value-type="float" office:value="2.706515" calcext:value-type="float">
            <text:p>2.706515</text:p>
          </table:table-cell>
          <table:table-cell office:value-type="float" office:value="26.447727" calcext:value-type="float">
            <text:p>26.447727</text:p>
          </table:table-cell>
          <table:table-cell office:value-type="float" office:value="10.324644" calcext:value-type="float">
            <text:p>10.324644</text:p>
          </table:table-cell>
          <table:table-cell office:value-type="float" office:value="10.212466" calcext:value-type="float">
            <text:p>10.212466</text:p>
          </table:table-cell>
          <table:table-cell office:value-type="float" office:value="5.281527" calcext:value-type="float">
            <text:p>5.281527</text:p>
          </table:table-cell>
          <table:table-cell office:value-type="float" office:value="4.880052" calcext:value-type="float">
            <text:p>4.880052</text:p>
          </table:table-cell>
          <table:table-cell/>
          <table:table-cell office:value-type="float" office:value="0.088117" calcext:value-type="float">
            <text:p>0.088117</text:p>
          </table:table-cell>
          <table:table-cell office:value-type="float" office:value="0.119729314694171" calcext:value-type="float">
            <text:p>0.119729314694171</text:p>
          </table:table-cell>
          <table:table-cell office:value-type="float" office:value="0.0905265413274502" calcext:value-type="float">
            <text:p>0.0905265413274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table:style-name="ce1" office:value-type="float" office:value="0.0760004543796298" calcext:value-type="float">
            <text:p>7.60E-0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43455321" calcext:value-type="float">
            <text:p>11243455321</text:p>
          </table:table-cell>
          <table:table-cell office:value-type="float" office:value="54522846576" calcext:value-type="float">
            <text:p>54522846576</text:p>
          </table:table-cell>
          <table:table-cell office:value-type="float" office:value="0.38809" calcext:value-type="float">
            <text:p>3.88E-01</text:p>
          </table:table-cell>
          <table:table-cell/>
          <table:table-cell office:value-type="float" office:value="64.412762" calcext:value-type="float">
            <text:p>64.412762</text:p>
          </table:table-cell>
          <table:table-cell office:value-type="float" office:value="3.456297" calcext:value-type="float">
            <text:p>3.456297</text:p>
          </table:table-cell>
          <table:table-cell office:value-type="float" office:value="20.743934" calcext:value-type="float">
            <text:p>20.743934</text:p>
          </table:table-cell>
          <table:table-cell office:value-type="float" office:value="11.83136" calcext:value-type="float">
            <text:p>11.83136</text:p>
          </table:table-cell>
          <table:table-cell office:value-type="float" office:value="9.226136" calcext:value-type="float">
            <text:p>9.226136</text:p>
          </table:table-cell>
          <table:table-cell office:value-type="float" office:value="7.506401" calcext:value-type="float">
            <text:p>7.506401</text:p>
          </table:table-cell>
          <table:table-cell office:value-type="float" office:value="9.977698" calcext:value-type="float">
            <text:p>9.977698</text:p>
          </table:table-cell>
          <table:table-cell/>
          <table:table-cell office:value-type="float" office:value="0.26256" calcext:value-type="float">
            <text:p>0.26256</text:p>
          </table:table-cell>
          <table:table-cell office:value-type="float" office:value="0.141122638552166" calcext:value-type="float">
            <text:p>0.141122638552166</text:p>
          </table:table-cell>
          <table:table-cell office:value-type="float" office:value="0.167567186193496" calcext:value-type="float">
            <text:p>0.1675671861934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15681074" calcext:value-type="float">
            <text:p>10615681074</text:p>
          </table:table-cell>
          <table:table-cell office:value-type="float" office:value="49708325520" calcext:value-type="float">
            <text:p>49708325520</text:p>
          </table:table-cell>
          <table:table-cell office:value-type="float" office:value="0.384053" calcext:value-type="float">
            <text:p>3.84E-01</text:p>
          </table:table-cell>
          <table:table-cell/>
          <table:table-cell office:value-type="float" office:value="65.00555" calcext:value-type="float">
            <text:p>65.00555</text:p>
          </table:table-cell>
          <table:table-cell office:value-type="float" office:value="3.414246" calcext:value-type="float">
            <text:p>3.414246</text:p>
          </table:table-cell>
          <table:table-cell office:value-type="float" office:value="20.667558" calcext:value-type="float">
            <text:p>20.667558</text:p>
          </table:table-cell>
          <table:table-cell office:value-type="float" office:value="11.840474" calcext:value-type="float">
            <text:p>11.840474</text:p>
          </table:table-cell>
          <table:table-cell office:value-type="float" office:value="9.59563" calcext:value-type="float">
            <text:p>9.59563</text:p>
          </table:table-cell>
          <table:table-cell office:value-type="float" office:value="7.731638" calcext:value-type="float">
            <text:p>7.731638</text:p>
          </table:table-cell>
          <table:table-cell office:value-type="float" office:value="9.774979" calcext:value-type="float">
            <text:p>9.774979</text:p>
          </table:table-cell>
          <table:table-cell/>
          <table:table-cell office:value-type="float" office:value="0.279836" calcext:value-type="float">
            <text:p>0.279836</text:p>
          </table:table-cell>
          <table:table-cell office:value-type="float" office:value="0.140898620786873" calcext:value-type="float">
            <text:p>0.140898620786873</text:p>
          </table:table-cell>
          <table:table-cell office:value-type="float" office:value="0.169504225134478" calcext:value-type="float">
            <text:p>0.169504225134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91852600" calcext:value-type="float">
            <text:p>9991852600</text:p>
          </table:table-cell>
          <table:table-cell office:value-type="float" office:value="44598529152" calcext:value-type="float">
            <text:p>44598529152</text:p>
          </table:table-cell>
          <table:table-cell office:value-type="float" office:value="0.381367" calcext:value-type="float">
            <text:p>3.81E-01</text:p>
          </table:table-cell>
          <table:table-cell/>
          <table:table-cell office:value-type="float" office:value="64.360503" calcext:value-type="float">
            <text:p>64.360503</text:p>
          </table:table-cell>
          <table:table-cell office:value-type="float" office:value="3.549129" calcext:value-type="float">
            <text:p>3.549129</text:p>
          </table:table-cell>
          <table:table-cell office:value-type="float" office:value="21.091949" calcext:value-type="float">
            <text:p>21.091949</text:p>
          </table:table-cell>
          <table:table-cell office:value-type="float" office:value="11.288172" calcext:value-type="float">
            <text:p>11.288172</text:p>
          </table:table-cell>
          <table:table-cell office:value-type="float" office:value="9.223884" calcext:value-type="float">
            <text:p>9.223884</text:p>
          </table:table-cell>
          <table:table-cell office:value-type="float" office:value="7.795312" calcext:value-type="float">
            <text:p>7.795312</text:p>
          </table:table-cell>
          <table:table-cell office:value-type="float" office:value="9.727813" calcext:value-type="float">
            <text:p>9.727813</text:p>
          </table:table-cell>
          <table:table-cell/>
          <table:table-cell office:value-type="float" office:value="0.289451" calcext:value-type="float">
            <text:p>0.289451</text:p>
          </table:table-cell>
          <table:table-cell office:value-type="float" office:value="0.146750593588742" calcext:value-type="float">
            <text:p>0.146750593588742</text:p>
          </table:table-cell>
          <table:table-cell office:value-type="float" office:value="0.187317580531137" calcext:value-type="float">
            <text:p>0.1873175805311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62650822" calcext:value-type="float">
            <text:p>9362650822</text:p>
          </table:table-cell>
          <table:table-cell office:value-type="float" office:value="39319226136" calcext:value-type="float">
            <text:p>39319226136</text:p>
          </table:table-cell>
          <table:table-cell office:value-type="float" office:value="0.373564" calcext:value-type="float">
            <text:p>3.74E-01</text:p>
          </table:table-cell>
          <table:table-cell/>
          <table:table-cell office:value-type="float" office:value="62.272729" calcext:value-type="float">
            <text:p>62.272729</text:p>
          </table:table-cell>
          <table:table-cell office:value-type="float" office:value="3.659982" calcext:value-type="float">
            <text:p>3.659982</text:p>
          </table:table-cell>
          <table:table-cell office:value-type="float" office:value="20.362127" calcext:value-type="float">
            <text:p>20.362127</text:p>
          </table:table-cell>
          <table:table-cell office:value-type="float" office:value="10.687056" calcext:value-type="float">
            <text:p>10.687056</text:p>
          </table:table-cell>
          <table:table-cell office:value-type="float" office:value="8.825444" calcext:value-type="float">
            <text:p>8.825444</text:p>
          </table:table-cell>
          <table:table-cell office:value-type="float" office:value="8.001385" calcext:value-type="float">
            <text:p>8.001385</text:p>
          </table:table-cell>
          <table:table-cell office:value-type="float" office:value="9.057586" calcext:value-type="float">
            <text:p>9.057586</text:p>
          </table:table-cell>
          <table:table-cell/>
          <table:table-cell office:value-type="float" office:value="0.286676" calcext:value-type="float">
            <text:p>0.286676</text:p>
          </table:table-cell>
          <table:table-cell office:value-type="float" office:value="0.125706958513915" calcext:value-type="float">
            <text:p>0.125706958513915</text:p>
          </table:table-cell>
          <table:table-cell office:value-type="float" office:value="0.179667492731551" calcext:value-type="float">
            <text:p>0.17966749273155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49181958" calcext:value-type="float">
            <text:p>8549181958</text:p>
          </table:table-cell>
          <table:table-cell office:value-type="float" office:value="34370293464" calcext:value-type="float">
            <text:p>34370293464</text:p>
          </table:table-cell>
          <table:table-cell office:value-type="float" office:value="0.369397" calcext:value-type="float">
            <text:p>3.69E-01</text:p>
          </table:table-cell>
          <table:table-cell/>
          <table:table-cell office:value-type="float" office:value="61.047408" calcext:value-type="float">
            <text:p>61.047408</text:p>
          </table:table-cell>
          <table:table-cell office:value-type="float" office:value="3.665614" calcext:value-type="float">
            <text:p>3.665614</text:p>
          </table:table-cell>
          <table:table-cell office:value-type="float" office:value="20.312979" calcext:value-type="float">
            <text:p>20.312979</text:p>
          </table:table-cell>
          <table:table-cell office:value-type="float" office:value="9.827298" calcext:value-type="float">
            <text:p>9.827298</text:p>
          </table:table-cell>
          <table:table-cell office:value-type="float" office:value="8.558284" calcext:value-type="float">
            <text:p>8.558284</text:p>
          </table:table-cell>
          <table:table-cell office:value-type="float" office:value="8.201056" calcext:value-type="float">
            <text:p>8.201056</text:p>
          </table:table-cell>
          <table:table-cell office:value-type="float" office:value="8.695686" calcext:value-type="float">
            <text:p>8.695686</text:p>
          </table:table-cell>
          <table:table-cell/>
          <table:table-cell office:value-type="float" office:value="0.298479" calcext:value-type="float">
            <text:p>0.298479</text:p>
          </table:table-cell>
          <table:table-cell office:value-type="float" office:value="0.179172165477396" calcext:value-type="float">
            <text:p>0.179172165477396</text:p>
          </table:table-cell>
          <table:table-cell office:value-type="float" office:value="0.205966852375433" calcext:value-type="float">
            <text:p>0.2059668523754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39243237" calcext:value-type="float">
            <text:p>7539243237</text:p>
          </table:table-cell>
          <table:table-cell office:value-type="float" office:value="31412192868" calcext:value-type="float">
            <text:p>31412192868</text:p>
          </table:table-cell>
          <table:table-cell office:value-type="float" office:value="0.37017" calcext:value-type="float">
            <text:p>3.70E-01</text:p>
          </table:table-cell>
          <table:table-cell/>
          <table:table-cell office:value-type="float" office:value="62.468986" calcext:value-type="float">
            <text:p>62.468986</text:p>
          </table:table-cell>
          <table:table-cell office:value-type="float" office:value="3.790274" calcext:value-type="float">
            <text:p>3.790274</text:p>
          </table:table-cell>
          <table:table-cell office:value-type="float" office:value="20.178018" calcext:value-type="float">
            <text:p>20.178018</text:p>
          </table:table-cell>
          <table:table-cell office:value-type="float" office:value="10.838355" calcext:value-type="float">
            <text:p>10.838355</text:p>
          </table:table-cell>
          <table:table-cell office:value-type="float" office:value="9.532443" calcext:value-type="float">
            <text:p>9.532443</text:p>
          </table:table-cell>
          <table:table-cell office:value-type="float" office:value="8.136705" calcext:value-type="float">
            <text:p>8.136705</text:p>
          </table:table-cell>
          <table:table-cell office:value-type="float" office:value="8.276693" calcext:value-type="float">
            <text:p>8.276693</text:p>
          </table:table-cell>
          <table:table-cell/>
          <table:table-cell office:value-type="float" office:value="0.311541" calcext:value-type="float">
            <text:p>0.311541</text:p>
          </table:table-cell>
          <table:table-cell office:value-type="float" office:value="0.226098767366222" calcext:value-type="float">
            <text:p>0.226098767366222</text:p>
          </table:table-cell>
          <table:table-cell office:value-type="float" office:value="0.187699978946914" calcext:value-type="float">
            <text:p>0.1876999789469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95609055" calcext:value-type="float">
            <text:p>6495609055</text:p>
          </table:table-cell>
          <table:table-cell office:value-type="float" office:value="28274623200" calcext:value-type="float">
            <text:p>28274623200</text:p>
          </table:table-cell>
          <table:table-cell office:value-type="float" office:value="0.362729" calcext:value-type="float">
            <text:p>3.63E-01</text:p>
          </table:table-cell>
          <table:table-cell/>
          <table:table-cell office:value-type="float" office:value="62.789593" calcext:value-type="float">
            <text:p>62.789593</text:p>
          </table:table-cell>
          <table:table-cell office:value-type="float" office:value="3.750397" calcext:value-type="float">
            <text:p>3.750397</text:p>
          </table:table-cell>
          <table:table-cell office:value-type="float" office:value="20.487611" calcext:value-type="float">
            <text:p>20.487611</text:p>
          </table:table-cell>
          <table:table-cell office:value-type="float" office:value="11.120987" calcext:value-type="float">
            <text:p>11.120987</text:p>
          </table:table-cell>
          <table:table-cell office:value-type="float" office:value="9.687954" calcext:value-type="float">
            <text:p>9.687954</text:p>
          </table:table-cell>
          <table:table-cell office:value-type="float" office:value="8.144681" calcext:value-type="float">
            <text:p>8.144681</text:p>
          </table:table-cell>
          <table:table-cell office:value-type="float" office:value="7.912664" calcext:value-type="float">
            <text:p>7.912664</text:p>
          </table:table-cell>
          <table:table-cell/>
          <table:table-cell office:value-type="float" office:value="0.292669" calcext:value-type="float">
            <text:p>0.292669</text:p>
          </table:table-cell>
          <table:table-cell office:value-type="float" office:value="0.223047841210285" calcext:value-type="float">
            <text:p>0.223047841210285</text:p>
          </table:table-cell>
          <table:table-cell office:value-type="float" office:value="0.159080027634108" calcext:value-type="float">
            <text:p>0.1590800276341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20954521" calcext:value-type="float">
            <text:p>5820954521</text:p>
          </table:table-cell>
          <table:table-cell office:value-type="float" office:value="26113972968" calcext:value-type="float">
            <text:p>26113972968</text:p>
          </table:table-cell>
          <table:table-cell office:value-type="float" office:value="0.358779" calcext:value-type="float">
            <text:p>3.59E-01</text:p>
          </table:table-cell>
          <table:table-cell/>
          <table:table-cell office:value-type="float" office:value="55.684991" calcext:value-type="float">
            <text:p>55.684991</text:p>
          </table:table-cell>
          <table:table-cell office:value-type="float" office:value="3.002733" calcext:value-type="float">
            <text:p>3.002733</text:p>
          </table:table-cell>
          <table:table-cell office:value-type="float" office:value="20.560972" calcext:value-type="float">
            <text:p>20.560972</text:p>
          </table:table-cell>
          <table:table-cell office:value-type="float" office:value="8.455568" calcext:value-type="float">
            <text:p>8.455568</text:p>
          </table:table-cell>
          <table:table-cell office:value-type="float" office:value="8.869216" calcext:value-type="float">
            <text:p>8.869216</text:p>
          </table:table-cell>
          <table:table-cell office:value-type="float" office:value="5.284333" calcext:value-type="float">
            <text:p>5.284333</text:p>
          </table:table-cell>
          <table:table-cell office:value-type="float" office:value="7.811189" calcext:value-type="float">
            <text:p>7.811189</text:p>
          </table:table-cell>
          <table:table-cell/>
          <table:table-cell office:value-type="float" office:value="0.146722" calcext:value-type="float">
            <text:p>0.146722</text:p>
          </table:table-cell>
          <table:table-cell office:value-type="float" office:value="0.211046747314505" calcext:value-type="float">
            <text:p>0.211046747314505</text:p>
          </table:table-cell>
          <table:table-cell office:value-type="float" office:value="0.135564574120455" calcext:value-type="float">
            <text:p>0.1355645741204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53398455" calcext:value-type="float">
            <text:p>5153398455</text:p>
          </table:table-cell>
          <table:table-cell office:value-type="float" office:value="23817902976" calcext:value-type="float">
            <text:p>23817902976</text:p>
          </table:table-cell>
          <table:table-cell office:value-type="float" office:value="0.350231" calcext:value-type="float">
            <text:p>3.50E-01</text:p>
          </table:table-cell>
          <table:table-cell/>
          <table:table-cell office:value-type="float" office:value="55.980039" calcext:value-type="float">
            <text:p>55.980039</text:p>
          </table:table-cell>
          <table:table-cell office:value-type="float" office:value="2.915837" calcext:value-type="float">
            <text:p>2.915837</text:p>
          </table:table-cell>
          <table:table-cell office:value-type="float" office:value="20.955513" calcext:value-type="float">
            <text:p>20.955513</text:p>
          </table:table-cell>
          <table:table-cell office:value-type="float" office:value="8.59931" calcext:value-type="float">
            <text:p>8.59931</text:p>
          </table:table-cell>
          <table:table-cell office:value-type="float" office:value="8.904817" calcext:value-type="float">
            <text:p>8.904817</text:p>
          </table:table-cell>
          <table:table-cell office:value-type="float" office:value="5.261851" calcext:value-type="float">
            <text:p>5.261851</text:p>
          </table:table-cell>
          <table:table-cell office:value-type="float" office:value="7.722471" calcext:value-type="float">
            <text:p>7.722471</text:p>
          </table:table-cell>
          <table:table-cell/>
          <table:table-cell office:value-type="float" office:value="0.138071" calcext:value-type="float">
            <text:p>0.138071</text:p>
          </table:table-cell>
          <table:table-cell office:value-type="float" office:value="0.195815223773783" calcext:value-type="float">
            <text:p>0.195815223773783</text:p>
          </table:table-cell>
          <table:table-cell office:value-type="float" office:value="0.127992325901731" calcext:value-type="float">
            <text:p>0.1279923259017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91056078" calcext:value-type="float">
            <text:p>4491056078</text:p>
          </table:table-cell>
          <table:table-cell office:value-type="float" office:value="21529642176" calcext:value-type="float">
            <text:p>21529642176</text:p>
          </table:table-cell>
          <table:table-cell office:value-type="float" office:value="0.344657" calcext:value-type="float">
            <text:p>3.45E-01</text:p>
          </table:table-cell>
          <table:table-cell/>
          <table:table-cell office:value-type="float" office:value="59.040294" calcext:value-type="float">
            <text:p>59.040294</text:p>
          </table:table-cell>
          <table:table-cell office:value-type="float" office:value="3.487503" calcext:value-type="float">
            <text:p>3.487503</text:p>
          </table:table-cell>
          <table:table-cell office:value-type="float" office:value="21.722013" calcext:value-type="float">
            <text:p>21.722013</text:p>
          </table:table-cell>
          <table:table-cell office:value-type="float" office:value="9.505835" calcext:value-type="float">
            <text:p>9.505835</text:p>
          </table:table-cell>
          <table:table-cell office:value-type="float" office:value="9.092316" calcext:value-type="float">
            <text:p>9.092316</text:p>
          </table:table-cell>
          <table:table-cell office:value-type="float" office:value="6.173765" calcext:value-type="float">
            <text:p>6.173765</text:p>
          </table:table-cell>
          <table:table-cell office:value-type="float" office:value="7.57747" calcext:value-type="float">
            <text:p>7.57747</text:p>
          </table:table-cell>
          <table:table-cell/>
          <table:table-cell office:value-type="float" office:value="0.167836" calcext:value-type="float">
            <text:p>0.167836</text:p>
          </table:table-cell>
          <table:table-cell office:value-type="float" office:value="0.20113599751136" calcext:value-type="float">
            <text:p>0.20113599751136</text:p>
          </table:table-cell>
          <table:table-cell office:value-type="float" office:value="0.13448713249994" calcext:value-type="float">
            <text:p>0.134487132499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27548136" calcext:value-type="float">
            <text:p>3827548136</text:p>
          </table:table-cell>
          <table:table-cell office:value-type="float" office:value="19126150272" calcext:value-type="float">
            <text:p>19126150272</text:p>
          </table:table-cell>
          <table:table-cell office:value-type="float" office:value="0.342131" calcext:value-type="float">
            <text:p>3.42E-01</text:p>
          </table:table-cell>
          <table:table-cell/>
          <table:table-cell office:value-type="float" office:value="65.208139" calcext:value-type="float">
            <text:p>65.208139</text:p>
          </table:table-cell>
          <table:table-cell office:value-type="float" office:value="3.81102" calcext:value-type="float">
            <text:p>3.81102</text:p>
          </table:table-cell>
          <table:table-cell office:value-type="float" office:value="21.952697" calcext:value-type="float">
            <text:p>21.952697</text:p>
          </table:table-cell>
          <table:table-cell office:value-type="float" office:value="11.929243" calcext:value-type="float">
            <text:p>11.929243</text:p>
          </table:table-cell>
          <table:table-cell office:value-type="float" office:value="10.333241" calcext:value-type="float">
            <text:p>10.333241</text:p>
          </table:table-cell>
          <table:table-cell office:value-type="float" office:value="7.942261" calcext:value-type="float">
            <text:p>7.942261</text:p>
          </table:table-cell>
          <table:table-cell office:value-type="float" office:value="7.644338" calcext:value-type="float">
            <text:p>7.644338</text:p>
          </table:table-cell>
          <table:table-cell/>
          <table:table-cell office:value-type="float" office:value="0.264291" calcext:value-type="float">
            <text:p>0.264291</text:p>
          </table:table-cell>
          <table:table-cell office:value-type="float" office:value="0.1870784655127" calcext:value-type="float">
            <text:p>0.1870784655127</text:p>
          </table:table-cell>
          <table:table-cell office:value-type="float" office:value="0.127710718846327" calcext:value-type="float">
            <text:p>0.1277107188463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7215742" calcext:value-type="float">
            <text:p>3167215742</text:p>
          </table:table-cell>
          <table:table-cell office:value-type="float" office:value="16713057960" calcext:value-type="float">
            <text:p>16713057960</text:p>
          </table:table-cell>
          <table:table-cell office:value-type="float" office:value="0.337382" calcext:value-type="float">
            <text:p>3.37E-01</text:p>
          </table:table-cell>
          <table:table-cell/>
          <table:table-cell office:value-type="float" office:value="59.290873" calcext:value-type="float">
            <text:p>59.290873</text:p>
          </table:table-cell>
          <table:table-cell office:value-type="float" office:value="2.711176" calcext:value-type="float">
            <text:p>2.711176</text:p>
          </table:table-cell>
          <table:table-cell office:value-type="float" office:value="23.09416" calcext:value-type="float">
            <text:p>23.09416</text:p>
          </table:table-cell>
          <table:table-cell office:value-type="float" office:value="9.400575" calcext:value-type="float">
            <text:p>9.400575</text:p>
          </table:table-cell>
          <table:table-cell office:value-type="float" office:value="9.61908" calcext:value-type="float">
            <text:p>9.61908</text:p>
          </table:table-cell>
          <table:table-cell office:value-type="float" office:value="5.101927" calcext:value-type="float">
            <text:p>5.101927</text:p>
          </table:table-cell>
          <table:table-cell office:value-type="float" office:value="7.773283" calcext:value-type="float">
            <text:p>7.773283</text:p>
          </table:table-cell>
          <table:table-cell/>
          <table:table-cell office:value-type="float" office:value="0.121167" calcext:value-type="float">
            <text:p>0.121167</text:p>
          </table:table-cell>
          <table:table-cell office:value-type="float" office:value="0.166838052075955" calcext:value-type="float">
            <text:p>0.166838052075955</text:p>
          </table:table-cell>
          <table:table-cell office:value-type="float" office:value="0.104248276058752" calcext:value-type="float">
            <text:p>0.1042482760587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0354723" calcext:value-type="float">
            <text:p>680354723</text:p>
          </table:table-cell>
          <table:table-cell office:value-type="float" office:value="3961223424" calcext:value-type="float">
            <text:p>3961223424</text:p>
          </table:table-cell>
          <table:table-cell office:value-type="float" office:value="0.280239" calcext:value-type="float">
            <text:p>2.80E-01</text:p>
          </table:table-cell>
          <table:table-cell/>
          <table:table-cell office:value-type="float" office:value="61.202328" calcext:value-type="float">
            <text:p>61.202328</text:p>
          </table:table-cell>
          <table:table-cell office:value-type="float" office:value="2.706515" calcext:value-type="float">
            <text:p>2.706515</text:p>
          </table:table-cell>
          <table:table-cell office:value-type="float" office:value="26.447727" calcext:value-type="float">
            <text:p>26.447727</text:p>
          </table:table-cell>
          <table:table-cell office:value-type="float" office:value="10.324644" calcext:value-type="float">
            <text:p>10.324644</text:p>
          </table:table-cell>
          <table:table-cell office:value-type="float" office:value="10.212466" calcext:value-type="float">
            <text:p>10.212466</text:p>
          </table:table-cell>
          <table:table-cell office:value-type="float" office:value="5.281527" calcext:value-type="float">
            <text:p>5.281527</text:p>
          </table:table-cell>
          <table:table-cell office:value-type="float" office:value="4.880052" calcext:value-type="float">
            <text:p>4.880052</text:p>
          </table:table-cell>
          <table:table-cell/>
          <table:table-cell office:value-type="float" office:value="0.088117" calcext:value-type="float">
            <text:p>0.088117</text:p>
          </table:table-cell>
          <table:table-cell office:value-type="float" office:value="0.119729314694171" calcext:value-type="float">
            <text:p>0.119729314694171</text:p>
          </table:table-cell>
          <table:table-cell office:value-type="float" office:value="0.0905265413274502" calcext:value-type="float">
            <text:p>0.0905265413274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office:value-type="float" office:value="0.0760004543796298" calcext:value-type="float">
            <text:p>0.0760004543796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289830" calcext:value-type="float">
            <text:p>395289830</text:p>
          </table:table-cell>
          <table:table-cell office:value-type="float" office:value="1911634992" calcext:value-type="float">
            <text:p>1911634992</text:p>
          </table:table-cell>
          <table:table-cell office:value-type="float" office:value="0.262564" calcext:value-type="float">
            <text:p>2.63E-01</text:p>
          </table:table-cell>
          <table:table-cell/>
          <table:table-cell office:value-type="float" office:value="59.87211" calcext:value-type="float">
            <text:p>59.87211</text:p>
          </table:table-cell>
          <table:table-cell office:value-type="float" office:value="3.314056" calcext:value-type="float">
            <text:p>3.314056</text:p>
          </table:table-cell>
          <table:table-cell office:value-type="float" office:value="25.559939" calcext:value-type="float">
            <text:p>25.559939</text:p>
          </table:table-cell>
          <table:table-cell office:value-type="float" office:value="10.189283" calcext:value-type="float">
            <text:p>10.189283</text:p>
          </table:table-cell>
          <table:table-cell office:value-type="float" office:value="10.184143" calcext:value-type="float">
            <text:p>10.184143</text:p>
          </table:table-cell>
          <table:table-cell office:value-type="float" office:value="6.091286" calcext:value-type="float">
            <text:p>6.091286</text:p>
          </table:table-cell>
          <table:table-cell office:value-type="float" office:value="3.155972" calcext:value-type="float">
            <text:p>3.155972</text:p>
          </table:table-cell>
          <table:table-cell/>
          <table:table-cell office:value-type="float" office:value="0.084056" calcext:value-type="float">
            <text:p>0.084056</text:p>
          </table:table-cell>
          <table:table-cell office:value-type="float" office:value="0.066190271335817" calcext:value-type="float">
            <text:p>0.066190271335817</text:p>
          </table:table-cell>
          <table:table-cell table:style-name="ce1" office:value-type="float" office:value="0.0760004543796298" calcext:value-type="float">
            <text:p>7.60E-0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368" calcext:value-type="float">
            <text:p>1368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2]/[.A$71]" office:value-type="float" office:value="38" calcext:value-type="float">
            <text:p>38</text:p>
          </table:table-cell>
          <table:table-cell table:formula="of:=[.E6]/[.E$25]" office:value-type="float" office:value="28.4435734686116" calcext:value-type="float">
            <text:p>28.4435734686116</text:p>
          </table:table-cell>
          <table:table-cell table:style-name="Default" table:formula="of:=[.F6]/[.F$25]" office:value-type="float" office:value="28.5215780230915" calcext:value-type="float">
            <text:p>28.5215780230915</text:p>
          </table:table-cell>
          <table:table-cell/>
          <table:table-cell table:formula="of:=[.F29]/[.F$48]" office:value-type="float" office:value="28.5215780230915" calcext:value-type="float">
            <text:p>28.5215780230915</text:p>
          </table:table-cell>
          <table:table-cell/>
          <table:table-cell table:formula="of:=SUM([.J6:.O6])" office:value-type="float" office:value="62.741826" calcext:value-type="float">
            <text:p>62.741826</text:p>
          </table:table-cell>
          <table:table-cell/>
          <table:table-cell table:formula="of:=[.J6] / [.$K52]" office:value-type="float" office:value="0.0550876061528716" calcext:value-type="float">
            <text:p>0.0550876061528716</text:p>
          </table:table-cell>
          <table:table-cell table:formula="of:=[.K6] / [.$K52]" office:value-type="float" office:value="0.33062368953049" calcext:value-type="float">
            <text:p>0.33062368953049</text:p>
          </table:table-cell>
          <table:table-cell table:formula="of:=[.L6] / [.$K52]" office:value-type="float" office:value="0.188572133683199" calcext:value-type="float">
            <text:p>0.188572133683199</text:p>
          </table:table-cell>
          <table:table-cell table:formula="of:=[.M6] / [.$K52]" office:value-type="float" office:value="0.147049210840628" calcext:value-type="float">
            <text:p>0.147049210840628</text:p>
          </table:table-cell>
          <table:table-cell table:formula="of:=[.N6] / [.$K52]" office:value-type="float" office:value="0.119639504913357" calcext:value-type="float">
            <text:p>0.119639504913357</text:p>
          </table:table-cell>
          <table:table-cell table:formula="of:=[.O6] / [.$K52]" office:value-type="float" office:value="0.159027854879455" calcext:value-type="float">
            <text:p>0.159027854879455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0 iterations, starting with 1 graphs having 14 nodes" calcext:value-type="string">
            <text:p>for 10 iterations, starting with 1 graphs having 14 nodes</text:p>
          </table:table-cell>
        </table:table-row>
        <table:table-row table:style-name="ro1">
          <table:table-cell table:formula="of:=[.A7]*[.B7]*[.C7]" office:value-type="float" office:value="1260" calcext:value-type="float">
            <text:p>1260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3]/[.A$71]" office:value-type="float" office:value="35" calcext:value-type="float">
            <text:p>35</text:p>
          </table:table-cell>
          <table:table-cell table:formula="of:=[.E7]/[.E$25]" office:value-type="float" office:value="26.8554368676776" calcext:value-type="float">
            <text:p>26.8554368676776</text:p>
          </table:table-cell>
          <table:table-cell table:style-name="Default" table:formula="of:=[.F7]/[.F$25]" office:value-type="float" office:value="26.0030422795274" calcext:value-type="float">
            <text:p>26.0030422795274</text:p>
          </table:table-cell>
          <table:table-cell/>
          <table:table-cell table:formula="of:=[.F30]/[.F$48]" office:value-type="float" office:value="26.0030422795274" calcext:value-type="float">
            <text:p>26.0030422795274</text:p>
          </table:table-cell>
          <table:table-cell/>
          <table:table-cell table:formula="of:=SUM([.J7:.O7])" office:value-type="float" office:value="63.024525" calcext:value-type="float">
            <text:p>63.024525</text:p>
          </table:table-cell>
          <table:table-cell/>
          <table:table-cell table:formula="of:=[.J7] / [.$K53]" office:value-type="float" office:value="0.0541732920636847" calcext:value-type="float">
            <text:p>0.0541732920636847</text:p>
          </table:table-cell>
          <table:table-cell table:formula="of:=[.K7] / [.$K53]" office:value-type="float" office:value="0.327928818186254" calcext:value-type="float">
            <text:p>0.327928818186254</text:p>
          </table:table-cell>
          <table:table-cell table:formula="of:=[.L7] / [.$K53]" office:value-type="float" office:value="0.187870896289976" calcext:value-type="float">
            <text:p>0.187870896289976</text:p>
          </table:table-cell>
          <table:table-cell table:formula="of:=[.M7] / [.$K53]" office:value-type="float" office:value="0.152252317649359" calcext:value-type="float">
            <text:p>0.152252317649359</text:p>
          </table:table-cell>
          <table:table-cell table:formula="of:=[.N7] / [.$K53]" office:value-type="float" office:value="0.122676656428589" calcext:value-type="float">
            <text:p>0.122676656428589</text:p>
          </table:table-cell>
          <table:table-cell table:formula="of:=[.O7] / [.$K53]" office:value-type="float" office:value="0.155098019382137" calcext:value-type="float">
            <text:p>0.155098019382137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152" calcext:value-type="float">
            <text:p>1152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4]/[.A$71]" office:value-type="float" office:value="32" calcext:value-type="float">
            <text:p>32</text:p>
          </table:table-cell>
          <table:table-cell table:formula="of:=[.E8]/[.E$25]" office:value-type="float" office:value="25.2772822412355" calcext:value-type="float">
            <text:p>25.2772822412355</text:p>
          </table:table-cell>
          <table:table-cell table:style-name="Default" table:formula="of:=[.F8]/[.F$25]" office:value-type="float" office:value="23.3300443539904" calcext:value-type="float">
            <text:p>23.3300443539904</text:p>
          </table:table-cell>
          <table:table-cell/>
          <table:table-cell table:formula="of:=[.F31]/[.F$48]" office:value-type="float" office:value="23.3300443539904" calcext:value-type="float">
            <text:p>23.3300443539904</text:p>
          </table:table-cell>
          <table:table-cell/>
          <table:table-cell table:formula="of:=SUM([.J8:.O8])" office:value-type="float" office:value="62.676259" calcext:value-type="float">
            <text:p>62.676259</text:p>
          </table:table-cell>
          <table:table-cell/>
          <table:table-cell table:formula="of:=[.J8] / [.$K54]" office:value-type="float" office:value="0.0566263694838583" calcext:value-type="float">
            <text:p>0.0566263694838583</text:p>
          </table:table-cell>
          <table:table-cell table:formula="of:=[.K8] / [.$K54]" office:value-type="float" office:value="0.336522143097277" calcext:value-type="float">
            <text:p>0.336522143097277</text:p>
          </table:table-cell>
          <table:table-cell table:formula="of:=[.L8] / [.$K54]" office:value-type="float" office:value="0.180102836067481" calcext:value-type="float">
            <text:p>0.180102836067481</text:p>
          </table:table-cell>
          <table:table-cell table:formula="of:=[.M8] / [.$K54]" office:value-type="float" office:value="0.147167111553355" calcext:value-type="float">
            <text:p>0.147167111553355</text:p>
          </table:table-cell>
          <table:table-cell table:formula="of:=[.N8] / [.$K54]" office:value-type="float" office:value="0.124374238736872" calcext:value-type="float">
            <text:p>0.124374238736872</text:p>
          </table:table-cell>
          <table:table-cell table:formula="of:=[.O8] / [.$K54]" office:value-type="float" office:value="0.155207301061156" calcext:value-type="float">
            <text:p>0.155207301061156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044" calcext:value-type="float">
            <text:p>1044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5]/[.A$71]" office:value-type="float" office:value="29" calcext:value-type="float">
            <text:p>29</text:p>
          </table:table-cell>
          <table:table-cell table:formula="of:=[.E9]/[.E$25]" office:value-type="float" office:value="23.6855342875884" calcext:value-type="float">
            <text:p>23.6855342875884</text:p>
          </table:table-cell>
          <table:table-cell table:style-name="Default" table:formula="of:=[.F9]/[.F$25]" office:value-type="float" office:value="20.5683753962168" calcext:value-type="float">
            <text:p>20.5683753962168</text:p>
          </table:table-cell>
          <table:table-cell/>
          <table:table-cell table:formula="of:=[.F32]/[.F$48]" office:value-type="float" office:value="20.5683753962168" calcext:value-type="float">
            <text:p>20.5683753962168</text:p>
          </table:table-cell>
          <table:table-cell/>
          <table:table-cell table:formula="of:=SUM([.J9:.O9])" office:value-type="float" office:value="60.59358" calcext:value-type="float">
            <text:p>60.59358</text:p>
          </table:table-cell>
          <table:table-cell/>
          <table:table-cell table:formula="of:=[.J9] / [.$K55]" office:value-type="float" office:value="0.0604021416130224" calcext:value-type="float">
            <text:p>0.0604021416130224</text:p>
          </table:table-cell>
          <table:table-cell table:formula="of:=[.K9] / [.$K55]" office:value-type="float" office:value="0.336044297102102" calcext:value-type="float">
            <text:p>0.336044297102102</text:p>
          </table:table-cell>
          <table:table-cell table:formula="of:=[.L9] / [.$K55]" office:value-type="float" office:value="0.176372744439262" calcext:value-type="float">
            <text:p>0.176372744439262</text:p>
          </table:table-cell>
          <table:table-cell table:formula="of:=[.M9] / [.$K55]" office:value-type="float" office:value="0.145649819667364" calcext:value-type="float">
            <text:p>0.145649819667364</text:p>
          </table:table-cell>
          <table:table-cell table:formula="of:=[.N9] / [.$K55]" office:value-type="float" office:value="0.132050045565883" calcext:value-type="float">
            <text:p>0.132050045565883</text:p>
          </table:table-cell>
          <table:table-cell table:formula="of:=[.O9] / [.$K55]" office:value-type="float" office:value="0.149480951612366" calcext:value-type="float">
            <text:p>0.149480951612366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936" calcext:value-type="float">
            <text:p>9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6]/[.A$71]" office:value-type="float" office:value="26" calcext:value-type="float">
            <text:p>26</text:p>
          </table:table-cell>
          <table:table-cell table:formula="of:=[.E10]/[.E$25]" office:value-type="float" office:value="21.6276294232007" calcext:value-type="float">
            <text:p>21.6276294232007</text:p>
          </table:table-cell>
          <table:table-cell table:style-name="Default" table:formula="of:=[.F10]/[.F$25]" office:value-type="float" office:value="17.9795272674105" calcext:value-type="float">
            <text:p>17.9795272674105</text:p>
          </table:table-cell>
          <table:table-cell/>
          <table:table-cell table:formula="of:=[.F33]/[.F$48]" office:value-type="float" office:value="17.9795272674105" calcext:value-type="float">
            <text:p>17.9795272674105</text:p>
          </table:table-cell>
          <table:table-cell/>
          <table:table-cell table:formula="of:=SUM([.J10:.O10])" office:value-type="float" office:value="59.260917" calcext:value-type="float">
            <text:p>59.260917</text:p>
          </table:table-cell>
          <table:table-cell/>
          <table:table-cell table:formula="of:=[.J10] / [.$K56]" office:value-type="float" office:value="0.0618555058808827" calcext:value-type="float">
            <text:p>0.0618555058808827</text:p>
          </table:table-cell>
          <table:table-cell table:formula="of:=[.K10] / [.$K56]" office:value-type="float" office:value="0.34277193179444" calcext:value-type="float">
            <text:p>0.34277193179444</text:p>
          </table:table-cell>
          <table:table-cell table:formula="of:=[.L10] / [.$K56]" office:value-type="float" office:value="0.165831014731007" calcext:value-type="float">
            <text:p>0.165831014731007</text:p>
          </table:table-cell>
          <table:table-cell table:formula="of:=[.M10] / [.$K56]" office:value-type="float" office:value="0.144417002524615" calcext:value-type="float">
            <text:p>0.144417002524615</text:p>
          </table:table-cell>
          <table:table-cell table:formula="of:=[.N10] / [.$K56]" office:value-type="float" office:value="0.138388948655654" calcext:value-type="float">
            <text:p>0.138388948655654</text:p>
          </table:table-cell>
          <table:table-cell table:formula="of:=[.O10] / [.$K56]" office:value-type="float" office:value="0.1467355964134" calcext:value-type="float">
            <text:p>0.1467355964134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828" calcext:value-type="float">
            <text:p>828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7]/[.A$71]" office:value-type="float" office:value="23" calcext:value-type="float">
            <text:p>23</text:p>
          </table:table-cell>
          <table:table-cell table:formula="of:=[.E11]/[.E$25]" office:value-type="float" office:value="19.0726972080208" calcext:value-type="float">
            <text:p>19.0726972080208</text:p>
          </table:table-cell>
          <table:table-cell table:style-name="Default" table:formula="of:=[.F11]/[.F$25]" office:value-type="float" office:value="16.4321081165897" calcext:value-type="float">
            <text:p>16.4321081165897</text:p>
          </table:table-cell>
          <table:table-cell/>
          <table:table-cell table:formula="of:=[.F34]/[.F$48]" office:value-type="float" office:value="16.4321081165897" calcext:value-type="float">
            <text:p>16.4321081165897</text:p>
          </table:table-cell>
          <table:table-cell/>
          <table:table-cell table:formula="of:=SUM([.J11:.O11])" office:value-type="float" office:value="60.752488" calcext:value-type="float">
            <text:p>60.752488</text:p>
          </table:table-cell>
          <table:table-cell/>
          <table:table-cell table:formula="of:=[.J11] / [.$K57]" office:value-type="float" office:value="0.0623887864477254" calcext:value-type="float">
            <text:p>0.0623887864477254</text:p>
          </table:table-cell>
          <table:table-cell table:formula="of:=[.K11] / [.$K57]" office:value-type="float" office:value="0.332134841950835" calcext:value-type="float">
            <text:p>0.332134841950835</text:p>
          </table:table-cell>
          <table:table-cell table:formula="of:=[.L11] / [.$K57]" office:value-type="float" office:value="0.178401829403267" calcext:value-type="float">
            <text:p>0.178401829403267</text:p>
          </table:table-cell>
          <table:table-cell table:formula="of:=[.M11] / [.$K57]" office:value-type="float" office:value="0.156906215923206" calcext:value-type="float">
            <text:p>0.156906215923206</text:p>
          </table:table-cell>
          <table:table-cell table:formula="of:=[.N11] / [.$K57]" office:value-type="float" office:value="0.133932045713091" calcext:value-type="float">
            <text:p>0.133932045713091</text:p>
          </table:table-cell>
          <table:table-cell table:formula="of:=[.O11] / [.$K57]" office:value-type="float" office:value="0.136236280561876" calcext:value-type="float">
            <text:p>0.136236280561876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720" calcext:value-type="float">
            <text:p>720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8]/[.A$71]" office:value-type="float" office:value="20" calcext:value-type="float">
            <text:p>20</text:p>
          </table:table-cell>
          <table:table-cell table:formula="of:=[.E12]/[.E$25]" office:value-type="float" office:value="16.4325225746385" calcext:value-type="float">
            <text:p>16.4325225746385</text:p>
          </table:table-cell>
          <table:table-cell table:style-name="Default" table:formula="of:=[.F12]/[.F$25]" office:value-type="float" office:value="14.7908064658402" calcext:value-type="float">
            <text:p>14.7908064658402</text:p>
          </table:table-cell>
          <table:table-cell/>
          <table:table-cell table:formula="of:=[.F35]/[.F$48]" office:value-type="float" office:value="14.7908064658402" calcext:value-type="float">
            <text:p>14.7908064658402</text:p>
          </table:table-cell>
          <table:table-cell/>
          <table:table-cell table:formula="of:=SUM([.J12:.O12])" office:value-type="float" office:value="61.104294" calcext:value-type="float">
            <text:p>61.104294</text:p>
          </table:table-cell>
          <table:table-cell/>
          <table:table-cell table:formula="of:=[.J12] / [.$K58]" office:value-type="float" office:value="0.0613769794967273" calcext:value-type="float">
            <text:p>0.0613769794967273</text:p>
          </table:table-cell>
          <table:table-cell table:formula="of:=[.K12] / [.$K58]" office:value-type="float" office:value="0.335289218790418" calcext:value-type="float">
            <text:p>0.335289218790418</text:p>
          </table:table-cell>
          <table:table-cell table:formula="of:=[.L12] / [.$K58]" office:value-type="float" office:value="0.182000089879117" calcext:value-type="float">
            <text:p>0.182000089879117</text:p>
          </table:table-cell>
          <table:table-cell table:formula="of:=[.M12] / [.$K58]" office:value-type="float" office:value="0.158547842807905" calcext:value-type="float">
            <text:p>0.158547842807905</text:p>
          </table:table-cell>
          <table:table-cell table:formula="of:=[.N12] / [.$K58]" office:value-type="float" office:value="0.133291467208507" calcext:value-type="float">
            <text:p>0.133291467208507</text:p>
          </table:table-cell>
          <table:table-cell table:formula="of:=[.O12] / [.$K58]" office:value-type="float" office:value="0.129494401817326" calcext:value-type="float">
            <text:p>0.129494401817326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648" calcext:value-type="float">
            <text:p>648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59]/[.A$71]" office:value-type="float" office:value="18" calcext:value-type="float">
            <text:p>18</text:p>
          </table:table-cell>
          <table:table-cell table:formula="of:=[.E13]/[.E$25]" office:value-type="float" office:value="14.7257887231756" calcext:value-type="float">
            <text:p>14.7257887231756</text:p>
          </table:table-cell>
          <table:table-cell table:style-name="Default" table:formula="of:=[.F13]/[.F$25]" office:value-type="float" office:value="13.6605435019156" calcext:value-type="float">
            <text:p>13.6605435019156</text:p>
          </table:table-cell>
          <table:table-cell/>
          <table:table-cell table:formula="of:=[.F36]/[.F$48]" office:value-type="float" office:value="13.6605435019156" calcext:value-type="float">
            <text:p>13.6605435019156</text:p>
          </table:table-cell>
          <table:table-cell/>
          <table:table-cell table:formula="of:=SUM([.J13:.O13])" office:value-type="float" office:value="53.984011" calcext:value-type="float">
            <text:p>53.984011</text:p>
          </table:table-cell>
          <table:table-cell/>
          <table:table-cell table:formula="of:=[.J13] / [.$K59]" office:value-type="float" office:value="0.0556226361172015" calcext:value-type="float">
            <text:p>0.0556226361172015</text:p>
          </table:table-cell>
          <table:table-cell table:formula="of:=[.K13] / [.$K59]" office:value-type="float" office:value="0.380871513974758" calcext:value-type="float">
            <text:p>0.380871513974758</text:p>
          </table:table-cell>
          <table:table-cell table:formula="of:=[.L13] / [.$K59]" office:value-type="float" office:value="0.156630969862539" calcext:value-type="float">
            <text:p>0.156630969862539</text:p>
          </table:table-cell>
          <table:table-cell table:formula="of:=[.M13] / [.$K59]" office:value-type="float" office:value="0.164293386795583" calcext:value-type="float">
            <text:p>0.164293386795583</text:p>
          </table:table-cell>
          <table:table-cell table:formula="of:=[.N13] / [.$K59]" office:value-type="float" office:value="0.0978870021347617" calcext:value-type="float">
            <text:p>0.0978870021347617</text:p>
          </table:table-cell>
          <table:table-cell table:formula="of:=[.O13] / [.$K59]" office:value-type="float" office:value="0.144694491115156" calcext:value-type="float">
            <text:p>0.144694491115156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576" calcext:value-type="float">
            <text:p>57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0]/[.A$71]" office:value-type="float" office:value="16" calcext:value-type="float">
            <text:p>16</text:p>
          </table:table-cell>
          <table:table-cell table:formula="of:=[.E14]/[.E$25]" office:value-type="float" office:value="13.0370125004228" calcext:value-type="float">
            <text:p>13.0370125004228</text:p>
          </table:table-cell>
          <table:table-cell table:style-name="Default" table:formula="of:=[.F14]/[.F$25]" office:value-type="float" office:value="12.4594407801047" calcext:value-type="float">
            <text:p>12.4594407801047</text:p>
          </table:table-cell>
          <table:table-cell/>
          <table:table-cell table:formula="of:=[.F37]/[.F$48]" office:value-type="float" office:value="12.4594407801047" calcext:value-type="float">
            <text:p>12.4594407801047</text:p>
          </table:table-cell>
          <table:table-cell/>
          <table:table-cell table:formula="of:=SUM([.J14:.O14])" office:value-type="float" office:value="54.359799" calcext:value-type="float">
            <text:p>54.359799</text:p>
          </table:table-cell>
          <table:table-cell/>
          <table:table-cell table:formula="of:=[.J14] / [.$K60]" office:value-type="float" office:value="0.0536395839138404" calcext:value-type="float">
            <text:p>0.0536395839138404</text:p>
          </table:table-cell>
          <table:table-cell table:formula="of:=[.K14] / [.$K60]" office:value-type="float" office:value="0.385496513701237" calcext:value-type="float">
            <text:p>0.385496513701237</text:p>
          </table:table-cell>
          <table:table-cell table:formula="of:=[.L14] / [.$K60]" office:value-type="float" office:value="0.158192453949287" calcext:value-type="float">
            <text:p>0.158192453949287</text:p>
          </table:table-cell>
          <table:table-cell table:formula="of:=[.M14] / [.$K60]" office:value-type="float" office:value="0.163812544634317" calcext:value-type="float">
            <text:p>0.163812544634317</text:p>
          </table:table-cell>
          <table:table-cell table:formula="of:=[.N14] / [.$K60]" office:value-type="float" office:value="0.0967967339246416" calcext:value-type="float">
            <text:p>0.0967967339246416</text:p>
          </table:table-cell>
          <table:table-cell table:formula="of:=[.O14] / [.$K60]" office:value-type="float" office:value="0.142062169876677" calcext:value-type="float">
            <text:p>0.142062169876677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504" calcext:value-type="float">
            <text:p>504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1]/[.A$71]" office:value-type="float" office:value="14" calcext:value-type="float">
            <text:p>14</text:p>
          </table:table-cell>
          <table:table-cell table:formula="of:=[.E15]/[.E$25]" office:value-type="float" office:value="11.3614258125487" calcext:value-type="float">
            <text:p>11.3614258125487</text:p>
          </table:table-cell>
          <table:table-cell table:style-name="Default" table:formula="of:=[.F15]/[.F$25]" office:value-type="float" office:value="11.2624231435914" calcext:value-type="float">
            <text:p>11.2624231435914</text:p>
          </table:table-cell>
          <table:table-cell/>
          <table:table-cell table:formula="of:=[.F38]/[.F$48]" office:value-type="float" office:value="11.2624231435914" calcext:value-type="float">
            <text:p>11.2624231435914</text:p>
          </table:table-cell>
          <table:table-cell/>
          <table:table-cell table:formula="of:=SUM([.J15:.O15])" office:value-type="float" office:value="57.558902" calcext:value-type="float">
            <text:p>57.558902</text:p>
          </table:table-cell>
          <table:table-cell/>
          <table:table-cell table:formula="of:=[.J15] / [.$K61]" office:value-type="float" office:value="0.0605901585822468" calcext:value-type="float">
            <text:p>0.0605901585822468</text:p>
          </table:table-cell>
          <table:table-cell table:formula="of:=[.K15] / [.$K61]" office:value-type="float" office:value="0.377387549887592" calcext:value-type="float">
            <text:p>0.377387549887592</text:p>
          </table:table-cell>
          <table:table-cell table:formula="of:=[.L15] / [.$K61]" office:value-type="float" office:value="0.165149693091783" calcext:value-type="float">
            <text:p>0.165149693091783</text:p>
          </table:table-cell>
          <table:table-cell table:formula="of:=[.M15] / [.$K61]" office:value-type="float" office:value="0.157965417755884" calcext:value-type="float">
            <text:p>0.157965417755884</text:p>
          </table:table-cell>
          <table:table-cell table:formula="of:=[.N15] / [.$K61]" office:value-type="float" office:value="0.107259950858687" calcext:value-type="float">
            <text:p>0.107259950858687</text:p>
          </table:table-cell>
          <table:table-cell table:formula="of:=[.O15] / [.$K61]" office:value-type="float" office:value="0.131647229823807" calcext:value-type="float">
            <text:p>0.131647229823807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432" calcext:value-type="float">
            <text:p>432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2]/[.A$71]" office:value-type="float" office:value="12" calcext:value-type="float">
            <text:p>12</text:p>
          </table:table-cell>
          <table:table-cell table:formula="of:=[.E16]/[.E$25]" office:value-type="float" office:value="9.68289049075712" calcext:value-type="float">
            <text:p>9.68289049075712</text:p>
          </table:table-cell>
          <table:table-cell table:style-name="Default" table:formula="of:=[.F16]/[.F$25]" office:value-type="float" office:value="10.0051266858166" calcext:value-type="float">
            <text:p>10.0051266858166</text:p>
          </table:table-cell>
          <table:table-cell/>
          <table:table-cell table:formula="of:=[.F39]/[.F$48]" office:value-type="float" office:value="10.0051266858166" calcext:value-type="float">
            <text:p>10.0051266858166</text:p>
          </table:table-cell>
          <table:table-cell/>
          <table:table-cell table:formula="of:=SUM([.J16:.O16])" office:value-type="float" office:value="63.6128" calcext:value-type="float">
            <text:p>63.6128</text:p>
          </table:table-cell>
          <table:table-cell/>
          <table:table-cell table:formula="of:=[.J16] / [.$K62]" office:value-type="float" office:value="0.0599096408270034" calcext:value-type="float">
            <text:p>0.0599096408270034</text:p>
          </table:table-cell>
          <table:table-cell table:formula="of:=[.K16] / [.$K62]" office:value-type="float" office:value="0.345098737989839" calcext:value-type="float">
            <text:p>0.345098737989839</text:p>
          </table:table-cell>
          <table:table-cell table:formula="of:=[.L16] / [.$K62]" office:value-type="float" office:value="0.187528972156547" calcext:value-type="float">
            <text:p>0.187528972156547</text:p>
          </table:table-cell>
          <table:table-cell table:formula="of:=[.M16] / [.$K62]" office:value-type="float" office:value="0.162439650510589" calcext:value-type="float">
            <text:p>0.162439650510589</text:p>
          </table:table-cell>
          <table:table-cell table:formula="of:=[.N16] / [.$K62]" office:value-type="float" office:value="0.12485318992404" calcext:value-type="float">
            <text:p>0.12485318992404</text:p>
          </table:table-cell>
          <table:table-cell table:formula="of:=[.O16] / [.$K62]" office:value-type="float" office:value="0.120169808591982" calcext:value-type="float">
            <text:p>0.120169808591982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360" calcext:value-type="float">
            <text:p>360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3]/[.A$71]" office:value-type="float" office:value="10" calcext:value-type="float">
            <text:p>10</text:p>
          </table:table-cell>
          <table:table-cell table:formula="of:=[.E17]/[.E$25]" office:value-type="float" office:value="8.01238863645948" calcext:value-type="float">
            <text:p>8.01238863645948</text:p>
          </table:table-cell>
          <table:table-cell table:style-name="Default" table:formula="of:=[.F17]/[.F$25]" office:value-type="float" office:value="8.74280813541417" calcext:value-type="float">
            <text:p>8.74280813541417</text:p>
          </table:table-cell>
          <table:table-cell/>
          <table:table-cell table:formula="of:=[.F40]/[.F$48]" office:value-type="float" office:value="8.74280813541417" calcext:value-type="float">
            <text:p>8.74280813541417</text:p>
          </table:table-cell>
          <table:table-cell/>
          <table:table-cell table:formula="of:=SUM([.J17:.O17])" office:value-type="float" office:value="57.700201" calcext:value-type="float">
            <text:p>57.700201</text:p>
          </table:table-cell>
          <table:table-cell/>
          <table:table-cell table:formula="of:=[.J17] / [.$K63]" office:value-type="float" office:value="0.0469872886577986" calcext:value-type="float">
            <text:p>0.0469872886577986</text:p>
          </table:table-cell>
          <table:table-cell table:formula="of:=[.K17] / [.$K63]" office:value-type="float" office:value="0.40024401301479" calcext:value-type="float">
            <text:p>0.40024401301479</text:p>
          </table:table-cell>
          <table:table-cell table:formula="of:=[.L17] / [.$K63]" office:value-type="float" office:value="0.162921009581925" calcext:value-type="float">
            <text:p>0.162921009581925</text:p>
          </table:table-cell>
          <table:table-cell table:formula="of:=[.M17] / [.$K63]" office:value-type="float" office:value="0.166707911468107" calcext:value-type="float">
            <text:p>0.166707911468107</text:p>
          </table:table-cell>
          <table:table-cell table:formula="of:=[.N17] / [.$K63]" office:value-type="float" office:value="0.0884213037663422" calcext:value-type="float">
            <text:p>0.0884213037663422</text:p>
          </table:table-cell>
          <table:table-cell table:formula="of:=[.O17] / [.$K63]" office:value-type="float" office:value="0.134718473511037" calcext:value-type="float">
            <text:p>0.134718473511037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72" calcext:value-type="float">
            <text:p>72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4]/[.A$71]" office:value-type="float" office:value="2" calcext:value-type="float">
            <text:p>2</text:p>
          </table:table-cell>
          <table:table-cell table:formula="of:=[.E18]/[.E$25]" office:value-type="float" office:value="1.72115412885781" calcext:value-type="float">
            <text:p>1.72115412885781</text:p>
          </table:table-cell>
          <table:table-cell table:style-name="Default" table:formula="of:=[.F18]/[.F$25]" office:value-type="float" office:value="2.07216515735343" calcext:value-type="float">
            <text:p>2.07216515735343</text:p>
          </table:table-cell>
          <table:table-cell/>
          <table:table-cell table:formula="of:=[.F41]/[.F$48]" office:value-type="float" office:value="2.07216515735343" calcext:value-type="float">
            <text:p>2.07216515735343</text:p>
          </table:table-cell>
          <table:table-cell/>
          <table:table-cell table:formula="of:=SUM([.J18:.O18])" office:value-type="float" office:value="59.852931" calcext:value-type="float">
            <text:p>59.852931</text:p>
          </table:table-cell>
          <table:table-cell/>
          <table:table-cell table:formula="of:=[.J18] / [.$K64]" office:value-type="float" office:value="0.0452194229218282" calcext:value-type="float">
            <text:p>0.0452194229218282</text:p>
          </table:table-cell>
          <table:table-cell table:formula="of:=[.K18] / [.$K64]" office:value-type="float" office:value="0.441878560633898" calcext:value-type="float">
            <text:p>0.441878560633898</text:p>
          </table:table-cell>
          <table:table-cell table:formula="of:=[.L18] / [.$K64]" office:value-type="float" office:value="0.172500223923871" calcext:value-type="float">
            <text:p>0.172500223923871</text:p>
          </table:table-cell>
          <table:table-cell table:formula="of:=[.M18] / [.$K64]" office:value-type="float" office:value="0.170625996578179" calcext:value-type="float">
            <text:p>0.170625996578179</text:p>
          </table:table-cell>
          <table:table-cell table:formula="of:=[.N18] / [.$K64]" office:value-type="float" office:value="0.0882417437501933" calcext:value-type="float">
            <text:p>0.0882417437501933</text:p>
          </table:table-cell>
          <table:table-cell table:formula="of:=[.O18] / [.$K64]" office:value-type="float" office:value="0.0815340521920305" calcext:value-type="float">
            <text:p>0.0815340521920305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5]/[.A$71]" office:value-type="float" office:value="1" calcext:value-type="float">
            <text:p>1</text:p>
          </table:table-cell>
          <table:table-cell table:formula="of:=[.E19]/[.E$25]" office:value-type="float" office:value="1" calcext:value-type="float">
            <text:p>1</text:p>
          </table:table-cell>
          <table:table-cell table:style-name="Default" table:formula="of:=[.F19]/[.F$25]" office:value-type="float" office:value="1" calcext:value-type="float">
            <text:p>1</text:p>
          </table:table-cell>
          <table:table-cell/>
          <table:table-cell table:formula="of:=[.F42]/[.F$48]" office:value-type="float" office:value="1" calcext:value-type="float">
            <text:p>1</text:p>
          </table:table-cell>
          <table:table-cell/>
          <table:table-cell table:formula="of:=SUM([.J19:.O19])" office:value-type="float" office:value="58.494679" calcext:value-type="float">
            <text:p>58.494679</text:p>
          </table:table-cell>
          <table:table-cell/>
          <table:table-cell table:formula="of:=[.J19] / [.$K65]" office:value-type="float" office:value="0.0566556831605145" calcext:value-type="float">
            <text:p>0.0566556831605145</text:p>
          </table:table-cell>
          <table:table-cell table:formula="of:=[.K19] / [.$K65]" office:value-type="float" office:value="0.436961779036346" calcext:value-type="float">
            <text:p>0.436961779036346</text:p>
          </table:table-cell>
          <table:table-cell table:formula="of:=[.L19] / [.$K65]" office:value-type="float" office:value="0.174191621771273" calcext:value-type="float">
            <text:p>0.174191621771273</text:p>
          </table:table-cell>
          <table:table-cell table:formula="of:=[.M19] / [.$K65]" office:value-type="float" office:value="0.174103750530882" calcext:value-type="float">
            <text:p>0.174103750530882</text:p>
          </table:table-cell>
          <table:table-cell table:formula="of:=[.N19] / [.$K65]" office:value-type="float" office:value="0.104134018754082" calcext:value-type="float">
            <text:p>0.104134018754082</text:p>
          </table:table-cell>
          <table:table-cell table:formula="of:=[.O19] / [.$K65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6]/[.A$71]" office:value-type="float" office:value="1" calcext:value-type="float">
            <text:p>1</text:p>
          </table:table-cell>
          <table:table-cell table:formula="of:=[.E20]/[.E$25]" office:value-type="float" office:value="1" calcext:value-type="float">
            <text:p>1</text:p>
          </table:table-cell>
          <table:table-cell table:style-name="Default" table:formula="of:=[.F20]/[.F$25]" office:value-type="float" office:value="1" calcext:value-type="float">
            <text:p>1</text:p>
          </table:table-cell>
          <table:table-cell/>
          <table:table-cell table:formula="of:=[.F43]/[.F$48]" office:value-type="float" office:value="1" calcext:value-type="float">
            <text:p>1</text:p>
          </table:table-cell>
          <table:table-cell/>
          <table:table-cell table:formula="of:=SUM([.J20:.O20])" office:value-type="float" office:value="58.494679" calcext:value-type="float">
            <text:p>58.494679</text:p>
          </table:table-cell>
          <table:table-cell/>
          <table:table-cell table:formula="of:=[.J20] / [.$K66]" office:value-type="float" office:value="0.0566556831605145" calcext:value-type="float">
            <text:p>0.0566556831605145</text:p>
          </table:table-cell>
          <table:table-cell table:formula="of:=[.K20] / [.$K66]" office:value-type="float" office:value="0.436961779036346" calcext:value-type="float">
            <text:p>0.436961779036346</text:p>
          </table:table-cell>
          <table:table-cell table:formula="of:=[.L20] / [.$K66]" office:value-type="float" office:value="0.174191621771273" calcext:value-type="float">
            <text:p>0.174191621771273</text:p>
          </table:table-cell>
          <table:table-cell table:formula="of:=[.M20] / [.$K66]" office:value-type="float" office:value="0.174103750530882" calcext:value-type="float">
            <text:p>0.174103750530882</text:p>
          </table:table-cell>
          <table:table-cell table:formula="of:=[.N20] / [.$K66]" office:value-type="float" office:value="0.104134018754082" calcext:value-type="float">
            <text:p>0.104134018754082</text:p>
          </table:table-cell>
          <table:table-cell table:formula="of:=[.O20] / [.$K66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7]/[.A$71]" office:value-type="float" office:value="1" calcext:value-type="float">
            <text:p>1</text:p>
          </table:table-cell>
          <table:table-cell table:formula="of:=[.E21]/[.E$25]" office:value-type="float" office:value="1" calcext:value-type="float">
            <text:p>1</text:p>
          </table:table-cell>
          <table:table-cell table:style-name="Default" table:formula="of:=[.F21]/[.F$25]" office:value-type="float" office:value="1" calcext:value-type="float">
            <text:p>1</text:p>
          </table:table-cell>
          <table:table-cell/>
          <table:table-cell table:formula="of:=[.F44]/[.F$48]" office:value-type="float" office:value="1" calcext:value-type="float">
            <text:p>1</text:p>
          </table:table-cell>
          <table:table-cell/>
          <table:table-cell table:formula="of:=SUM([.J21:.O21])" office:value-type="float" office:value="58.494679" calcext:value-type="float">
            <text:p>58.494679</text:p>
          </table:table-cell>
          <table:table-cell/>
          <table:table-cell table:formula="of:=[.J21] / [.$K67]" office:value-type="float" office:value="0.0566556831605145" calcext:value-type="float">
            <text:p>0.0566556831605145</text:p>
          </table:table-cell>
          <table:table-cell table:formula="of:=[.K21] / [.$K67]" office:value-type="float" office:value="0.436961779036346" calcext:value-type="float">
            <text:p>0.436961779036346</text:p>
          </table:table-cell>
          <table:table-cell table:formula="of:=[.L21] / [.$K67]" office:value-type="float" office:value="0.174191621771273" calcext:value-type="float">
            <text:p>0.174191621771273</text:p>
          </table:table-cell>
          <table:table-cell table:formula="of:=[.M21] / [.$K67]" office:value-type="float" office:value="0.174103750530882" calcext:value-type="float">
            <text:p>0.174103750530882</text:p>
          </table:table-cell>
          <table:table-cell table:formula="of:=[.N21] / [.$K67]" office:value-type="float" office:value="0.104134018754082" calcext:value-type="float">
            <text:p>0.104134018754082</text:p>
          </table:table-cell>
          <table:table-cell table:formula="of:=[.O21] / [.$K67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8]/[.A$71]" office:value-type="float" office:value="1" calcext:value-type="float">
            <text:p>1</text:p>
          </table:table-cell>
          <table:table-cell table:formula="of:=[.E22]/[.E$25]" office:value-type="float" office:value="1" calcext:value-type="float">
            <text:p>1</text:p>
          </table:table-cell>
          <table:table-cell table:style-name="Default" table:formula="of:=[.F22]/[.F$25]" office:value-type="float" office:value="1" calcext:value-type="float">
            <text:p>1</text:p>
          </table:table-cell>
          <table:table-cell/>
          <table:table-cell table:formula="of:=[.F45]/[.F$48]" office:value-type="float" office:value="1" calcext:value-type="float">
            <text:p>1</text:p>
          </table:table-cell>
          <table:table-cell/>
          <table:table-cell table:formula="of:=SUM([.J22:.O22])" office:value-type="float" office:value="58.494679" calcext:value-type="float">
            <text:p>58.494679</text:p>
          </table:table-cell>
          <table:table-cell/>
          <table:table-cell table:formula="of:=[.J22] / [.$K68]" office:value-type="float" office:value="0.0566556831605145" calcext:value-type="float">
            <text:p>0.0566556831605145</text:p>
          </table:table-cell>
          <table:table-cell table:formula="of:=[.K22] / [.$K68]" office:value-type="float" office:value="0.436961779036346" calcext:value-type="float">
            <text:p>0.436961779036346</text:p>
          </table:table-cell>
          <table:table-cell table:formula="of:=[.L22] / [.$K68]" office:value-type="float" office:value="0.174191621771273" calcext:value-type="float">
            <text:p>0.174191621771273</text:p>
          </table:table-cell>
          <table:table-cell table:formula="of:=[.M22] / [.$K68]" office:value-type="float" office:value="0.174103750530882" calcext:value-type="float">
            <text:p>0.174103750530882</text:p>
          </table:table-cell>
          <table:table-cell table:formula="of:=[.N22] / [.$K68]" office:value-type="float" office:value="0.104134018754082" calcext:value-type="float">
            <text:p>0.104134018754082</text:p>
          </table:table-cell>
          <table:table-cell table:formula="of:=[.O22] / [.$K68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69]/[.A$71]" office:value-type="float" office:value="1" calcext:value-type="float">
            <text:p>1</text:p>
          </table:table-cell>
          <table:table-cell table:formula="of:=[.E23]/[.E$25]" office:value-type="float" office:value="1" calcext:value-type="float">
            <text:p>1</text:p>
          </table:table-cell>
          <table:table-cell table:style-name="Default" table:formula="of:=[.F23]/[.F$25]" office:value-type="float" office:value="1" calcext:value-type="float">
            <text:p>1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58.494679" calcext:value-type="float">
            <text:p>58.494679</text:p>
          </table:table-cell>
          <table:table-cell/>
          <table:table-cell table:formula="of:=[.J23] / [.$K69]" office:value-type="float" office:value="0.0566556831605145" calcext:value-type="float">
            <text:p>0.0566556831605145</text:p>
          </table:table-cell>
          <table:table-cell table:formula="of:=[.K23] / [.$K69]" office:value-type="float" office:value="0.436961779036346" calcext:value-type="float">
            <text:p>0.436961779036346</text:p>
          </table:table-cell>
          <table:table-cell table:formula="of:=[.L23] / [.$K69]" office:value-type="float" office:value="0.174191621771273" calcext:value-type="float">
            <text:p>0.174191621771273</text:p>
          </table:table-cell>
          <table:table-cell table:formula="of:=[.M23] / [.$K69]" office:value-type="float" office:value="0.174103750530882" calcext:value-type="float">
            <text:p>0.174103750530882</text:p>
          </table:table-cell>
          <table:table-cell table:formula="of:=[.N23] / [.$K69]" office:value-type="float" office:value="0.104134018754082" calcext:value-type="float">
            <text:p>0.104134018754082</text:p>
          </table:table-cell>
          <table:table-cell table:formula="of:=[.O23] / [.$K69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58.494679" calcext:value-type="float">
            <text:p>58.494679</text:p>
          </table:table-cell>
          <table:table-cell/>
          <table:table-cell table:formula="of:=[.J24] / [.$K70]" office:value-type="float" office:value="0.0566556831605145" calcext:value-type="float">
            <text:p>0.0566556831605145</text:p>
          </table:table-cell>
          <table:table-cell table:formula="of:=[.K24] / [.$K70]" office:value-type="float" office:value="0.436961779036346" calcext:value-type="float">
            <text:p>0.436961779036346</text:p>
          </table:table-cell>
          <table:table-cell table:formula="of:=[.L24] / [.$K70]" office:value-type="float" office:value="0.174191621771273" calcext:value-type="float">
            <text:p>0.174191621771273</text:p>
          </table:table-cell>
          <table:table-cell table:formula="of:=[.M24] / [.$K70]" office:value-type="float" office:value="0.174103750530882" calcext:value-type="float">
            <text:p>0.174103750530882</text:p>
          </table:table-cell>
          <table:table-cell table:formula="of:=[.N24] / [.$K70]" office:value-type="float" office:value="0.104134018754082" calcext:value-type="float">
            <text:p>0.104134018754082</text:p>
          </table:table-cell>
          <table:table-cell table:formula="of:=[.O24] / [.$K70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59.87211" calcext:value-type="float">
            <text:p>59.87211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58.494679" calcext:value-type="float">
            <text:p>58.494679</text:p>
          </table:table-cell>
          <table:table-cell/>
          <table:table-cell table:formula="of:=[.J25] / [.$K71]" office:value-type="float" office:value="0.0566556831605145" calcext:value-type="float">
            <text:p>0.0566556831605145</text:p>
          </table:table-cell>
          <table:table-cell table:formula="of:=[.K25] / [.$K71]" office:value-type="float" office:value="0.436961779036346" calcext:value-type="float">
            <text:p>0.436961779036346</text:p>
          </table:table-cell>
          <table:table-cell table:formula="of:=[.L25] / [.$K71]" office:value-type="float" office:value="0.174191621771273" calcext:value-type="float">
            <text:p>0.174191621771273</text:p>
          </table:table-cell>
          <table:table-cell table:formula="of:=[.M25] / [.$K71]" office:value-type="float" office:value="0.174103750530882" calcext:value-type="float">
            <text:p>0.174103750530882</text:p>
          </table:table-cell>
          <table:table-cell table:formula="of:=[.N25] / [.$K71]" office:value-type="float" office:value="0.104134018754082" calcext:value-type="float">
            <text:p>0.104134018754082</text:p>
          </table:table-cell>
          <table:table-cell table:formula="of:=[.O25] / [.$K71]" office:value-type="float" office:value="0.0539531467469033" calcext:value-type="float">
            <text:p>0.05395314674690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8:.G25])" office:value-type="float" office:value="0.381367" calcext:value-type="float">
            <text:p>3.81E-01</text:p>
          </table:table-cell>
          <table:table-cell table:style-name="ce1" table:formula="of:=MIN([.G8:.G25])" office:value-type="float" office:value="0.262564" calcext:value-type="float">
            <text:p>2.63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C51:Sheet1.C6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6:15:37.8767231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16:46:21.893009780</dc:date>
    <meta:editing-duration>PT12H28M38S</meta:editing-duration>
    <meta:editing-cycles>94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52:Sheet1.A71 Sheet1.E51:Sheet1.G71 Sheet1.C51:Sheet1.C71 Sheet1.I6:Sheet1.I25" chart:data-source-has-labels="row" svg:x="0.74cm" svg:y="1.337cm" svg:width="18.41cm" svg:height="7.135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52:Sheet1.E71" chart:label-cell-address="Sheet1.E51:Sheet1.E51" chart:class="chart:scatter">
            <chart:domain table:cell-range-address="Sheet1.A52:Sheet1.A71"/>
            <chart:data-point chart:repeated="20"/>
          </chart:series>
          <chart:series chart:attached-axis="secondary-y" chart:style-name="ch11" chart:values-cell-range-address="Sheet1.F52:Sheet1.F71" chart:label-cell-address="Sheet1.F51:Sheet1.F51" chart:class="chart:scatter">
            <chart:data-point chart:repeated="20"/>
          </chart:series>
          <chart:series chart:attached-axis="secondary-y" chart:style-name="ch12" chart:values-cell-range-address="Sheet1.G52:Sheet1.G71" chart:label-cell-address="Sheet1.G51:Sheet1.G51" chart:class="chart:scatter">
            <chart:data-point chart:repeated="20"/>
          </chart:series>
          <chart:series chart:attached-axis="primary-y" chart:style-name="ch13" chart:values-cell-range-address="Sheet1.C52:Sheet1.C71" chart:label-cell-address="Sheet1.C51:Sheet1.C51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. runtime</text:p>
                <draw:g>
                  <svg:desc>Sheet1.C51:Sheet1.C51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52:Sheet1.A71</svg:desc>
                </draw:g>
              </table:table-cell>
              <table:table-cell office:value-type="float" office:value="38">
                <text:p>38</text:p>
                <draw:g>
                  <svg:desc>Sheet1.E52:Sheet1.E71</svg:desc>
                </draw:g>
              </table:table-cell>
              <table:table-cell office:value-type="float" office:value="28.4435734686116">
                <text:p>28.4435734686116</text:p>
                <draw:g>
                  <svg:desc>Sheet1.F52:Sheet1.F71</svg:desc>
                </draw:g>
              </table:table-cell>
              <table:table-cell office:value-type="float" office:value="28.5215780230915">
                <text:p>28.5215780230915</text:p>
                <draw:g>
                  <svg:desc>Sheet1.G52:Sheet1.G71</svg:desc>
                </draw:g>
              </table:table-cell>
              <table:table-cell office:value-type="float" office:value="59.87211">
                <text:p>59.87211</text:p>
                <draw:g>
                  <svg:desc>Sheet1.C52:Sheet1.C71</svg:desc>
                </draw:g>
              </table:table-cell>
              <table:table-cell office:value-type="float" office:value="64.412762">
                <text:p>64.412762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6.8554368676776">
                <text:p>26.8554368676776</text:p>
              </table:table-cell>
              <table:table-cell office:value-type="float" office:value="26.0030422795274">
                <text:p>26.0030422795274</text:p>
              </table:table-cell>
              <table:table-cell office:value-type="float" office:value="59.87211">
                <text:p>59.87211</text:p>
              </table:table-cell>
              <table:table-cell office:value-type="float" office:value="65.00555">
                <text:p>65.00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5.2772822412355">
                <text:p>25.2772822412355</text:p>
              </table:table-cell>
              <table:table-cell office:value-type="float" office:value="23.3300443539904">
                <text:p>23.3300443539904</text:p>
              </table:table-cell>
              <table:table-cell office:value-type="float" office:value="59.87211">
                <text:p>59.87211</text:p>
              </table:table-cell>
              <table:table-cell office:value-type="float" office:value="64.360503">
                <text:p>64.360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3.6855342875884">
                <text:p>23.6855342875884</text:p>
              </table:table-cell>
              <table:table-cell office:value-type="float" office:value="20.5683753962168">
                <text:p>20.5683753962168</text:p>
              </table:table-cell>
              <table:table-cell office:value-type="float" office:value="59.87211">
                <text:p>59.87211</text:p>
              </table:table-cell>
              <table:table-cell office:value-type="float" office:value="62.272729">
                <text:p>62.272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1.6276294232007">
                <text:p>21.6276294232007</text:p>
              </table:table-cell>
              <table:table-cell office:value-type="float" office:value="17.9795272674105">
                <text:p>17.9795272674105</text:p>
              </table:table-cell>
              <table:table-cell office:value-type="float" office:value="59.87211">
                <text:p>59.87211</text:p>
              </table:table-cell>
              <table:table-cell office:value-type="float" office:value="61.047408">
                <text:p>61.047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9.0726972080208">
                <text:p>19.0726972080208</text:p>
              </table:table-cell>
              <table:table-cell office:value-type="float" office:value="16.4321081165897">
                <text:p>16.4321081165897</text:p>
              </table:table-cell>
              <table:table-cell office:value-type="float" office:value="59.87211">
                <text:p>59.87211</text:p>
              </table:table-cell>
              <table:table-cell office:value-type="float" office:value="62.468986">
                <text:p>62.468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6.4325225746385">
                <text:p>16.4325225746385</text:p>
              </table:table-cell>
              <table:table-cell office:value-type="float" office:value="14.7908064658402">
                <text:p>14.7908064658402</text:p>
              </table:table-cell>
              <table:table-cell office:value-type="float" office:value="59.87211">
                <text:p>59.87211</text:p>
              </table:table-cell>
              <table:table-cell office:value-type="float" office:value="62.789593">
                <text:p>62.789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7257887231756">
                <text:p>14.7257887231756</text:p>
              </table:table-cell>
              <table:table-cell office:value-type="float" office:value="13.6605435019156">
                <text:p>13.6605435019156</text:p>
              </table:table-cell>
              <table:table-cell office:value-type="float" office:value="59.87211">
                <text:p>59.87211</text:p>
              </table:table-cell>
              <table:table-cell office:value-type="float" office:value="55.684991">
                <text:p>55.684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3.0370125004228">
                <text:p>13.0370125004228</text:p>
              </table:table-cell>
              <table:table-cell office:value-type="float" office:value="12.4594407801047">
                <text:p>12.4594407801047</text:p>
              </table:table-cell>
              <table:table-cell office:value-type="float" office:value="59.87211">
                <text:p>59.87211</text:p>
              </table:table-cell>
              <table:table-cell office:value-type="float" office:value="55.980039">
                <text:p>55.98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3614258125487">
                <text:p>11.3614258125487</text:p>
              </table:table-cell>
              <table:table-cell office:value-type="float" office:value="11.2624231435914">
                <text:p>11.2624231435914</text:p>
              </table:table-cell>
              <table:table-cell office:value-type="float" office:value="59.87211">
                <text:p>59.87211</text:p>
              </table:table-cell>
              <table:table-cell office:value-type="float" office:value="59.040294">
                <text:p>59.040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68289049075712">
                <text:p>9.68289049075712</text:p>
              </table:table-cell>
              <table:table-cell office:value-type="float" office:value="10.0051266858166">
                <text:p>10.0051266858166</text:p>
              </table:table-cell>
              <table:table-cell office:value-type="float" office:value="59.87211">
                <text:p>59.87211</text:p>
              </table:table-cell>
              <table:table-cell office:value-type="float" office:value="65.208139">
                <text:p>65.208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8.01238863645948">
                <text:p>8.01238863645948</text:p>
              </table:table-cell>
              <table:table-cell office:value-type="float" office:value="8.74280813541417">
                <text:p>8.74280813541417</text:p>
              </table:table-cell>
              <table:table-cell office:value-type="float" office:value="59.87211">
                <text:p>59.87211</text:p>
              </table:table-cell>
              <table:table-cell office:value-type="float" office:value="59.290873">
                <text:p>59.29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2115412885781">
                <text:p>1.72115412885781</text:p>
              </table:table-cell>
              <table:table-cell office:value-type="float" office:value="2.07216515735343">
                <text:p>2.07216515735343</text:p>
              </table:table-cell>
              <table:table-cell office:value-type="float" office:value="59.87211">
                <text:p>59.87211</text:p>
              </table:table-cell>
              <table:table-cell office:value-type="float" office:value="61.202328">
                <text:p>61.202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87211">
                <text:p>59.87211</text:p>
              </table:table-cell>
              <table:table-cell office:value-type="float" office:value="59.87211">
                <text:p>59.87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52:Sheet1.A71 Sheet1.M51:Sheet1.R71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42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1" chart:label-cell-address="Sheet1.M51:Sheet1.M51" chart:class="chart:scatter">
            <chart:domain table:cell-range-address="Sheet1.A52:Sheet1.A71"/>
            <chart:data-point chart:repeated="20"/>
          </chart:series>
          <chart:series chart:style-name="ch10" chart:values-cell-range-address="Sheet1.N52:Sheet1.N71" chart:label-cell-address="Sheet1.N51:Sheet1.N51" chart:class="chart:scatter">
            <chart:data-point chart:repeated="20"/>
          </chart:series>
          <chart:series chart:style-name="ch11" chart:values-cell-range-address="Sheet1.O52:Sheet1.O71" chart:label-cell-address="Sheet1.O51:Sheet1.O51" chart:class="chart:scatter">
            <chart:data-point chart:repeated="20"/>
          </chart:series>
          <chart:series chart:style-name="ch12" chart:values-cell-range-address="Sheet1.P52:Sheet1.P71" chart:label-cell-address="Sheet1.P51:Sheet1.P51" chart:class="chart:scatter">
            <chart:data-point chart:repeated="20"/>
          </chart:series>
          <chart:series chart:style-name="ch13" chart:values-cell-range-address="Sheet1.Q52:Sheet1.Q71" chart:label-cell-address="Sheet1.Q51:Sheet1.Q51" chart:class="chart:scatter">
            <chart:data-point chart:repeated="20"/>
          </chart:series>
          <chart:series chart:style-name="ch14" chart:values-cell-range-address="Sheet1.R52:Sheet1.R71" chart:label-cell-address="Sheet1.R51:Sheet1.R5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">
                <text:p>1368</text:p>
                <draw:g>
                  <svg:desc>Sheet1.A52:Sheet1.A71</svg:desc>
                </draw:g>
              </table:table-cell>
              <table:table-cell office:value-type="float" office:value="0.0550876061528716">
                <text:p>0.0550876061528716</text:p>
                <draw:g>
                  <svg:desc>Sheet1.M52:Sheet1.M71</svg:desc>
                </draw:g>
              </table:table-cell>
              <table:table-cell office:value-type="float" office:value="0.33062368953049">
                <text:p>0.33062368953049</text:p>
                <draw:g>
                  <svg:desc>Sheet1.N52:Sheet1.N71</svg:desc>
                </draw:g>
              </table:table-cell>
              <table:table-cell office:value-type="float" office:value="0.188572133683199">
                <text:p>0.188572133683199</text:p>
                <draw:g>
                  <svg:desc>Sheet1.O52:Sheet1.O71</svg:desc>
                </draw:g>
              </table:table-cell>
              <table:table-cell office:value-type="float" office:value="0.147049210840628">
                <text:p>0.147049210840628</text:p>
                <draw:g>
                  <svg:desc>Sheet1.P52:Sheet1.P71</svg:desc>
                </draw:g>
              </table:table-cell>
              <table:table-cell office:value-type="float" office:value="0.119639504913357">
                <text:p>0.119639504913357</text:p>
                <draw:g>
                  <svg:desc>Sheet1.Q52:Sheet1.Q71</svg:desc>
                </draw:g>
              </table:table-cell>
              <table:table-cell office:value-type="float" office:value="0.159027854879455">
                <text:p>0.159027854879455</text:p>
                <draw:g>
                  <svg:desc>Sheet1.R52:Sheet1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">
                <text:p>1260</text:p>
              </table:table-cell>
              <table:table-cell office:value-type="float" office:value="0.0541732920636847">
                <text:p>0.0541732920636847</text:p>
              </table:table-cell>
              <table:table-cell office:value-type="float" office:value="0.327928818186254">
                <text:p>0.327928818186254</text:p>
              </table:table-cell>
              <table:table-cell office:value-type="float" office:value="0.187870896289976">
                <text:p>0.187870896289976</text:p>
              </table:table-cell>
              <table:table-cell office:value-type="float" office:value="0.152252317649359">
                <text:p>0.152252317649359</text:p>
              </table:table-cell>
              <table:table-cell office:value-type="float" office:value="0.122676656428589">
                <text:p>0.122676656428589</text:p>
              </table:table-cell>
              <table:table-cell office:value-type="float" office:value="0.155098019382137">
                <text:p>0.155098019382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2">
                <text:p>1152</text:p>
              </table:table-cell>
              <table:table-cell office:value-type="float" office:value="0.0566263694838583">
                <text:p>0.0566263694838583</text:p>
              </table:table-cell>
              <table:table-cell office:value-type="float" office:value="0.336522143097277">
                <text:p>0.336522143097277</text:p>
              </table:table-cell>
              <table:table-cell office:value-type="float" office:value="0.180102836067481">
                <text:p>0.180102836067481</text:p>
              </table:table-cell>
              <table:table-cell office:value-type="float" office:value="0.147167111553355">
                <text:p>0.147167111553355</text:p>
              </table:table-cell>
              <table:table-cell office:value-type="float" office:value="0.124374238736872">
                <text:p>0.124374238736872</text:p>
              </table:table-cell>
              <table:table-cell office:value-type="float" office:value="0.155207301061156">
                <text:p>0.15520730106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">
                <text:p>1044</text:p>
              </table:table-cell>
              <table:table-cell office:value-type="float" office:value="0.0604021416130224">
                <text:p>0.0604021416130224</text:p>
              </table:table-cell>
              <table:table-cell office:value-type="float" office:value="0.336044297102102">
                <text:p>0.336044297102102</text:p>
              </table:table-cell>
              <table:table-cell office:value-type="float" office:value="0.176372744439262">
                <text:p>0.176372744439262</text:p>
              </table:table-cell>
              <table:table-cell office:value-type="float" office:value="0.145649819667364">
                <text:p>0.145649819667364</text:p>
              </table:table-cell>
              <table:table-cell office:value-type="float" office:value="0.132050045565883">
                <text:p>0.132050045565883</text:p>
              </table:table-cell>
              <table:table-cell office:value-type="float" office:value="0.149480951612366">
                <text:p>0.149480951612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6">
                <text:p>936</text:p>
              </table:table-cell>
              <table:table-cell office:value-type="float" office:value="0.0618555058808827">
                <text:p>0.0618555058808827</text:p>
              </table:table-cell>
              <table:table-cell office:value-type="float" office:value="0.34277193179444">
                <text:p>0.34277193179444</text:p>
              </table:table-cell>
              <table:table-cell office:value-type="float" office:value="0.165831014731007">
                <text:p>0.165831014731007</text:p>
              </table:table-cell>
              <table:table-cell office:value-type="float" office:value="0.144417002524615">
                <text:p>0.144417002524615</text:p>
              </table:table-cell>
              <table:table-cell office:value-type="float" office:value="0.138388948655654">
                <text:p>0.138388948655654</text:p>
              </table:table-cell>
              <table:table-cell office:value-type="float" office:value="0.1467355964134">
                <text:p>0.1467355964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8">
                <text:p>828</text:p>
              </table:table-cell>
              <table:table-cell office:value-type="float" office:value="0.0623887864477254">
                <text:p>0.0623887864477254</text:p>
              </table:table-cell>
              <table:table-cell office:value-type="float" office:value="0.332134841950835">
                <text:p>0.332134841950835</text:p>
              </table:table-cell>
              <table:table-cell office:value-type="float" office:value="0.178401829403267">
                <text:p>0.178401829403267</text:p>
              </table:table-cell>
              <table:table-cell office:value-type="float" office:value="0.156906215923206">
                <text:p>0.156906215923206</text:p>
              </table:table-cell>
              <table:table-cell office:value-type="float" office:value="0.133932045713091">
                <text:p>0.133932045713091</text:p>
              </table:table-cell>
              <table:table-cell office:value-type="float" office:value="0.136236280561876">
                <text:p>0.136236280561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0.0613769794967273">
                <text:p>0.0613769794967273</text:p>
              </table:table-cell>
              <table:table-cell office:value-type="float" office:value="0.335289218790418">
                <text:p>0.335289218790418</text:p>
              </table:table-cell>
              <table:table-cell office:value-type="float" office:value="0.182000089879117">
                <text:p>0.182000089879117</text:p>
              </table:table-cell>
              <table:table-cell office:value-type="float" office:value="0.158547842807905">
                <text:p>0.158547842807905</text:p>
              </table:table-cell>
              <table:table-cell office:value-type="float" office:value="0.133291467208507">
                <text:p>0.133291467208507</text:p>
              </table:table-cell>
              <table:table-cell office:value-type="float" office:value="0.129494401817326">
                <text:p>0.129494401817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0.0556226361172015">
                <text:p>0.0556226361172015</text:p>
              </table:table-cell>
              <table:table-cell office:value-type="float" office:value="0.380871513974758">
                <text:p>0.380871513974758</text:p>
              </table:table-cell>
              <table:table-cell office:value-type="float" office:value="0.156630969862539">
                <text:p>0.156630969862539</text:p>
              </table:table-cell>
              <table:table-cell office:value-type="float" office:value="0.164293386795583">
                <text:p>0.164293386795583</text:p>
              </table:table-cell>
              <table:table-cell office:value-type="float" office:value="0.0978870021347617">
                <text:p>0.0978870021347617</text:p>
              </table:table-cell>
              <table:table-cell office:value-type="float" office:value="0.144694491115156">
                <text:p>0.144694491115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536395839138404">
                <text:p>0.0536395839138404</text:p>
              </table:table-cell>
              <table:table-cell office:value-type="float" office:value="0.385496513701237">
                <text:p>0.385496513701237</text:p>
              </table:table-cell>
              <table:table-cell office:value-type="float" office:value="0.158192453949287">
                <text:p>0.158192453949287</text:p>
              </table:table-cell>
              <table:table-cell office:value-type="float" office:value="0.163812544634317">
                <text:p>0.163812544634317</text:p>
              </table:table-cell>
              <table:table-cell office:value-type="float" office:value="0.0967967339246416">
                <text:p>0.0967967339246416</text:p>
              </table:table-cell>
              <table:table-cell office:value-type="float" office:value="0.142062169876677">
                <text:p>0.142062169876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0.0605901585822468">
                <text:p>0.0605901585822468</text:p>
              </table:table-cell>
              <table:table-cell office:value-type="float" office:value="0.377387549887592">
                <text:p>0.377387549887592</text:p>
              </table:table-cell>
              <table:table-cell office:value-type="float" office:value="0.165149693091783">
                <text:p>0.165149693091783</text:p>
              </table:table-cell>
              <table:table-cell office:value-type="float" office:value="0.157965417755884">
                <text:p>0.157965417755884</text:p>
              </table:table-cell>
              <table:table-cell office:value-type="float" office:value="0.107259950858687">
                <text:p>0.107259950858687</text:p>
              </table:table-cell>
              <table:table-cell office:value-type="float" office:value="0.131647229823807">
                <text:p>0.131647229823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">
                <text:p>432</text:p>
              </table:table-cell>
              <table:table-cell office:value-type="float" office:value="0.0599096408270034">
                <text:p>0.0599096408270034</text:p>
              </table:table-cell>
              <table:table-cell office:value-type="float" office:value="0.345098737989839">
                <text:p>0.345098737989839</text:p>
              </table:table-cell>
              <table:table-cell office:value-type="float" office:value="0.187528972156547">
                <text:p>0.187528972156547</text:p>
              </table:table-cell>
              <table:table-cell office:value-type="float" office:value="0.162439650510589">
                <text:p>0.162439650510589</text:p>
              </table:table-cell>
              <table:table-cell office:value-type="float" office:value="0.12485318992404">
                <text:p>0.12485318992404</text:p>
              </table:table-cell>
              <table:table-cell office:value-type="float" office:value="0.120169808591982">
                <text:p>0.120169808591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469872886577986">
                <text:p>0.0469872886577986</text:p>
              </table:table-cell>
              <table:table-cell office:value-type="float" office:value="0.40024401301479">
                <text:p>0.40024401301479</text:p>
              </table:table-cell>
              <table:table-cell office:value-type="float" office:value="0.162921009581925">
                <text:p>0.162921009581925</text:p>
              </table:table-cell>
              <table:table-cell office:value-type="float" office:value="0.166707911468107">
                <text:p>0.166707911468107</text:p>
              </table:table-cell>
              <table:table-cell office:value-type="float" office:value="0.0884213037663422">
                <text:p>0.0884213037663422</text:p>
              </table:table-cell>
              <table:table-cell office:value-type="float" office:value="0.134718473511037">
                <text:p>0.134718473511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0.0452194229218282">
                <text:p>0.0452194229218282</text:p>
              </table:table-cell>
              <table:table-cell office:value-type="float" office:value="0.441878560633898">
                <text:p>0.441878560633898</text:p>
              </table:table-cell>
              <table:table-cell office:value-type="float" office:value="0.172500223923871">
                <text:p>0.172500223923871</text:p>
              </table:table-cell>
              <table:table-cell office:value-type="float" office:value="0.170625996578179">
                <text:p>0.170625996578179</text:p>
              </table:table-cell>
              <table:table-cell office:value-type="float" office:value="0.0882417437501933">
                <text:p>0.0882417437501933</text:p>
              </table:table-cell>
              <table:table-cell office:value-type="float" office:value="0.0815340521920305">
                <text:p>0.0815340521920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566556831605145">
                <text:p>0.0566556831605145</text:p>
              </table:table-cell>
              <table:table-cell office:value-type="float" office:value="0.436961779036346">
                <text:p>0.436961779036346</text:p>
              </table:table-cell>
              <table:table-cell office:value-type="float" office:value="0.174191621771273">
                <text:p>0.174191621771273</text:p>
              </table:table-cell>
              <table:table-cell office:value-type="float" office:value="0.174103750530882">
                <text:p>0.174103750530882</text:p>
              </table:table-cell>
              <table:table-cell office:value-type="float" office:value="0.104134018754082">
                <text:p>0.104134018754082</text:p>
              </table:table-cell>
              <table:table-cell office:value-type="float" office:value="0.0539531467469033">
                <text:p>0.0539531467469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33cm" svg:y="5.794cm" style:legend-expansion="custom" svg:width="6.835cm" svg:height="1.755cm" style:legend-expansion-aspect-ratio="3.89458689458689" chart:style-name="ch2"/>
        <chart:plot-area chart:style-name="ch3" table:cell-range-address="Sheet1.F52:Sheet1.G71 Sheet1.G6:Sheet1.G25 Sheet1.G29:Sheet1.G48 Sheet1.F51:Sheet1.F51" chart:data-source-has-labels="row" svg:x="0.673cm" svg:y="0.359cm" svg:width="18.474cm" svg:height="8.073cm">
          <chart:coordinate-region svg:x="1.585cm" svg:y="0.558cm" svg:width="16.94cm" svg:height="7.227cm"/>
          <chart:axis chart:dimension="x" chart:name="primary-x" chart:style-name="ch4">
            <chart:title svg:x="7.959cm" svg:y="8.24cm" chart:style-name="ch5">
              <text:p>Relative symbolic #objects </text:p>
            </chart:title>
          </chart:axis>
          <chart:axis chart:dimension="y" chart:name="primary-y" chart:style-name="ch6">
            <chart:title svg:x="0.199cm" svg:y="5.324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03cm" svg:y="5.933cm" chart:style-name="ch7">
              <text:p>Relative #objects </text:p>
            </chart:title>
          </chart:axis>
          <chart:series chart:attached-axis="primary-y" chart:style-name="ch10" chart:values-cell-range-address="Sheet1.G6:Sheet1.G25" loext:label-string="&quot;probabilistic ranking accuracy&quot;" chart:class="chart:scatter">
            <chart:domain table:cell-range-address="Sheet1.G52:Sheet1.G71"/>
            <chart:data-point chart:repeated="20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1" chart:label-cell-address="Sheet1.F51:Sheet1.F5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5215780230915">
                <text:p>28.5215780230915</text:p>
                <draw:g>
                  <svg:desc>Sheet1.G52:Sheet1.G71</svg:desc>
                </draw:g>
              </table:table-cell>
              <table:table-cell office:value-type="float" office:value="0.38809">
                <text:p>0.38809</text:p>
                <draw:g>
                  <svg:desc>Sheet1.G6:Sheet1.G25</svg:desc>
                </draw:g>
              </table:table-cell>
              <table:table-cell office:value-type="float" office:value="28.5215780230915">
                <text:p>28.5215780230915</text:p>
                <draw:g>
                  <svg:desc>Sheet1.I52:Sheet1.I71</svg:desc>
                </draw:g>
              </table:table-cell>
              <table:table-cell office:value-type="float" office:value="0.38809">
                <text:p>0.38809</text:p>
                <draw:g>
                  <svg:desc>Sheet1.G29:Sheet1.G48</svg:desc>
                </draw:g>
              </table:table-cell>
              <table:table-cell office:value-type="float" office:value="28.4435734686116">
                <text:p>28.4435734686116</text:p>
                <draw:g>
                  <svg:desc>Sheet1.F52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0030422795274">
                <text:p>26.0030422795274</text:p>
              </table:table-cell>
              <table:table-cell office:value-type="float" office:value="0.384053">
                <text:p>0.384053</text:p>
              </table:table-cell>
              <table:table-cell office:value-type="float" office:value="26.0030422795274">
                <text:p>26.0030422795274</text:p>
              </table:table-cell>
              <table:table-cell office:value-type="float" office:value="0.384053">
                <text:p>0.384053</text:p>
              </table:table-cell>
              <table:table-cell office:value-type="float" office:value="26.8554368676776">
                <text:p>26.8554368676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3300443539904">
                <text:p>23.3300443539904</text:p>
              </table:table-cell>
              <table:table-cell office:value-type="float" office:value="0.381367">
                <text:p>0.381367</text:p>
              </table:table-cell>
              <table:table-cell office:value-type="float" office:value="23.3300443539904">
                <text:p>23.3300443539904</text:p>
              </table:table-cell>
              <table:table-cell office:value-type="float" office:value="0.381367">
                <text:p>0.381367</text:p>
              </table:table-cell>
              <table:table-cell office:value-type="float" office:value="25.2772822412355">
                <text:p>25.2772822412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5683753962168">
                <text:p>20.5683753962168</text:p>
              </table:table-cell>
              <table:table-cell office:value-type="float" office:value="0.373564">
                <text:p>0.373564</text:p>
              </table:table-cell>
              <table:table-cell office:value-type="float" office:value="20.5683753962168">
                <text:p>20.5683753962168</text:p>
              </table:table-cell>
              <table:table-cell office:value-type="float" office:value="0.373564">
                <text:p>0.373564</text:p>
              </table:table-cell>
              <table:table-cell office:value-type="float" office:value="23.6855342875884">
                <text:p>23.6855342875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795272674105">
                <text:p>17.9795272674105</text:p>
              </table:table-cell>
              <table:table-cell office:value-type="float" office:value="0.369397">
                <text:p>0.369397</text:p>
              </table:table-cell>
              <table:table-cell office:value-type="float" office:value="17.9795272674105">
                <text:p>17.9795272674105</text:p>
              </table:table-cell>
              <table:table-cell office:value-type="float" office:value="0.369397">
                <text:p>0.369397</text:p>
              </table:table-cell>
              <table:table-cell office:value-type="float" office:value="21.6276294232007">
                <text:p>21.6276294232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4321081165897">
                <text:p>16.4321081165897</text:p>
              </table:table-cell>
              <table:table-cell office:value-type="float" office:value="0.37017">
                <text:p>0.37017</text:p>
              </table:table-cell>
              <table:table-cell office:value-type="float" office:value="16.4321081165897">
                <text:p>16.4321081165897</text:p>
              </table:table-cell>
              <table:table-cell office:value-type="float" office:value="0.37017">
                <text:p>0.37017</text:p>
              </table:table-cell>
              <table:table-cell office:value-type="float" office:value="19.0726972080208">
                <text:p>19.0726972080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7908064658402">
                <text:p>14.7908064658402</text:p>
              </table:table-cell>
              <table:table-cell office:value-type="float" office:value="0.362729">
                <text:p>0.362729</text:p>
              </table:table-cell>
              <table:table-cell office:value-type="float" office:value="14.7908064658402">
                <text:p>14.7908064658402</text:p>
              </table:table-cell>
              <table:table-cell office:value-type="float" office:value="0.362729">
                <text:p>0.362729</text:p>
              </table:table-cell>
              <table:table-cell office:value-type="float" office:value="16.4325225746385">
                <text:p>16.4325225746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605435019156">
                <text:p>13.6605435019156</text:p>
              </table:table-cell>
              <table:table-cell office:value-type="float" office:value="0.358779">
                <text:p>0.358779</text:p>
              </table:table-cell>
              <table:table-cell office:value-type="float" office:value="13.6605435019156">
                <text:p>13.6605435019156</text:p>
              </table:table-cell>
              <table:table-cell office:value-type="float" office:value="0.358779">
                <text:p>0.358779</text:p>
              </table:table-cell>
              <table:table-cell office:value-type="float" office:value="14.7257887231756">
                <text:p>14.7257887231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594407801047">
                <text:p>12.4594407801047</text:p>
              </table:table-cell>
              <table:table-cell office:value-type="float" office:value="0.350231">
                <text:p>0.350231</text:p>
              </table:table-cell>
              <table:table-cell office:value-type="float" office:value="12.4594407801047">
                <text:p>12.4594407801047</text:p>
              </table:table-cell>
              <table:table-cell office:value-type="float" office:value="0.350231">
                <text:p>0.350231</text:p>
              </table:table-cell>
              <table:table-cell office:value-type="float" office:value="13.0370125004228">
                <text:p>13.0370125004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624231435914">
                <text:p>11.2624231435914</text:p>
              </table:table-cell>
              <table:table-cell office:value-type="float" office:value="0.344657">
                <text:p>0.344657</text:p>
              </table:table-cell>
              <table:table-cell office:value-type="float" office:value="11.2624231435914">
                <text:p>11.2624231435914</text:p>
              </table:table-cell>
              <table:table-cell office:value-type="float" office:value="0.344657">
                <text:p>0.344657</text:p>
              </table:table-cell>
              <table:table-cell office:value-type="float" office:value="11.3614258125487">
                <text:p>11.3614258125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51266858166">
                <text:p>10.0051266858166</text:p>
              </table:table-cell>
              <table:table-cell office:value-type="float" office:value="0.342131">
                <text:p>0.342131</text:p>
              </table:table-cell>
              <table:table-cell office:value-type="float" office:value="10.0051266858166">
                <text:p>10.0051266858166</text:p>
              </table:table-cell>
              <table:table-cell office:value-type="float" office:value="0.342131">
                <text:p>0.342131</text:p>
              </table:table-cell>
              <table:table-cell office:value-type="float" office:value="9.68289049075712">
                <text:p>9.68289049075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4280813541417">
                <text:p>8.74280813541417</text:p>
              </table:table-cell>
              <table:table-cell office:value-type="float" office:value="0.337382">
                <text:p>0.337382</text:p>
              </table:table-cell>
              <table:table-cell office:value-type="float" office:value="8.74280813541417">
                <text:p>8.74280813541417</text:p>
              </table:table-cell>
              <table:table-cell office:value-type="float" office:value="0.337382">
                <text:p>0.337382</text:p>
              </table:table-cell>
              <table:table-cell office:value-type="float" office:value="8.01238863645948">
                <text:p>8.01238863645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216515735343">
                <text:p>2.07216515735343</text:p>
              </table:table-cell>
              <table:table-cell office:value-type="float" office:value="0.280239">
                <text:p>0.280239</text:p>
              </table:table-cell>
              <table:table-cell office:value-type="float" office:value="2.07216515735343">
                <text:p>2.07216515735343</text:p>
              </table:table-cell>
              <table:table-cell office:value-type="float" office:value="0.280239">
                <text:p>0.280239</text:p>
              </table:table-cell>
              <table:table-cell office:value-type="float" office:value="1.72115412885781">
                <text:p>1.72115412885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  <table:table-cell office:value-type="float" office:value="0.262564">
                <text:p>0.2625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